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e9ce2f" officeooo:paragraph-rsid="00e9ce2f"/>
    </style:style>
    <style:style style:name="P43" style:family="paragraph" style:parent-style-name="example">
      <style:text-properties officeooo:rsid="00de941d" officeooo:paragraph-rsid="00ed2203"/>
    </style:style>
    <style:style style:name="P44" style:family="paragraph" style:parent-style-name="example">
      <style:text-properties officeooo:paragraph-rsid="00efe551"/>
    </style:style>
    <style:style style:name="P45" style:family="paragraph" style:parent-style-name="example">
      <style:text-properties officeooo:paragraph-rsid="00f14282"/>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8" style:family="paragraph" style:parent-style-name="Text_20_body">
      <style:text-properties fo:font-style="italic" fo:font-weight="normal" style:font-style-asian="italic" style:font-weight-asian="normal" style:font-style-complex="italic" style:font-weight-complex="normal"/>
    </style:style>
    <style:style style:name="P49" style:family="paragraph" style:parent-style-name="Text_20_body">
      <style:text-properties officeooo:rsid="001e9400" officeooo:paragraph-rsid="001e9400"/>
    </style:style>
    <style:style style:name="P50" style:family="paragraph" style:parent-style-name="Text_20_body">
      <style:text-properties officeooo:rsid="002397cf" officeooo:paragraph-rsid="002397cf"/>
    </style:style>
    <style:style style:name="P51" style:family="paragraph" style:parent-style-name="Text_20_body">
      <style:text-properties officeooo:rsid="001cfea7" officeooo:paragraph-rsid="001cfea7"/>
    </style:style>
    <style:style style:name="P52" style:family="paragraph" style:parent-style-name="Text_20_body">
      <style:text-properties officeooo:rsid="002b52c8" officeooo:paragraph-rsid="002b52c8"/>
    </style:style>
    <style:style style:name="P53" style:family="paragraph" style:parent-style-name="Text_20_body">
      <style:text-properties officeooo:rsid="002bcf29" officeooo:paragraph-rsid="002bcf29"/>
    </style:style>
    <style:style style:name="P54" style:family="paragraph" style:parent-style-name="Text_20_body">
      <style:text-properties officeooo:rsid="002cfd58" officeooo:paragraph-rsid="002cfd58"/>
    </style:style>
    <style:style style:name="P55" style:family="paragraph" style:parent-style-name="Text_20_body">
      <style:text-properties officeooo:rsid="002de59e" officeooo:paragraph-rsid="002de59e"/>
    </style:style>
    <style:style style:name="P56" style:family="paragraph" style:parent-style-name="Text_20_body">
      <style:text-properties officeooo:rsid="002e0aba" officeooo:paragraph-rsid="002e0aba"/>
    </style:style>
    <style:style style:name="P57" style:family="paragraph" style:parent-style-name="Text_20_body">
      <style:text-properties officeooo:rsid="002f597a" officeooo:paragraph-rsid="002f597a"/>
    </style:style>
    <style:style style:name="P58" style:family="paragraph" style:parent-style-name="Text_20_body">
      <style:text-properties officeooo:rsid="00314790" officeooo:paragraph-rsid="00314790"/>
    </style:style>
    <style:style style:name="P59" style:family="paragraph" style:parent-style-name="Text_20_body">
      <style:text-properties officeooo:rsid="0032db25" officeooo:paragraph-rsid="0032db25"/>
    </style:style>
    <style:style style:name="P60" style:family="paragraph" style:parent-style-name="Text_20_body">
      <style:text-properties officeooo:rsid="0036e660" officeooo:paragraph-rsid="0036e660"/>
    </style:style>
    <style:style style:name="P61" style:family="paragraph" style:parent-style-name="Text_20_body">
      <style:text-properties officeooo:rsid="00392996" officeooo:paragraph-rsid="00392996"/>
    </style:style>
    <style:style style:name="P62" style:family="paragraph" style:parent-style-name="Text_20_body">
      <style:text-properties officeooo:rsid="003ebfe5" officeooo:paragraph-rsid="003ebfe5"/>
    </style:style>
    <style:style style:name="P63" style:family="paragraph" style:parent-style-name="Text_20_body">
      <style:text-properties officeooo:paragraph-rsid="0043e9aa"/>
    </style:style>
    <style:style style:name="P64" style:family="paragraph" style:parent-style-name="Text_20_body">
      <style:text-properties officeooo:rsid="00183bd6" officeooo:paragraph-rsid="00183bd6"/>
    </style:style>
    <style:style style:name="P65" style:family="paragraph" style:parent-style-name="Text_20_body">
      <style:text-properties officeooo:paragraph-rsid="0049f4b4"/>
    </style:style>
    <style:style style:name="P66" style:family="paragraph" style:parent-style-name="Text_20_body">
      <style:text-properties officeooo:rsid="0049f4b4" officeooo:paragraph-rsid="0049f4b4"/>
    </style:style>
    <style:style style:name="P67" style:family="paragraph" style:parent-style-name="Text_20_body">
      <style:text-properties officeooo:rsid="0049f4b4" officeooo:paragraph-rsid="00599986"/>
    </style:style>
    <style:style style:name="P68" style:family="paragraph" style:parent-style-name="Text_20_body">
      <style:text-properties officeooo:rsid="00501c81" officeooo:paragraph-rsid="00501c81"/>
    </style:style>
    <style:style style:name="P69" style:family="paragraph" style:parent-style-name="Text_20_body">
      <style:text-properties officeooo:rsid="00501c81" officeooo:paragraph-rsid="00c8103a"/>
    </style:style>
    <style:style style:name="P70" style:family="paragraph" style:parent-style-name="Text_20_body">
      <style:text-properties officeooo:rsid="00512921" officeooo:paragraph-rsid="00512921"/>
    </style:style>
    <style:style style:name="P71" style:family="paragraph" style:parent-style-name="Text_20_body">
      <style:text-properties officeooo:paragraph-rsid="00599986"/>
    </style:style>
    <style:style style:name="P72" style:family="paragraph" style:parent-style-name="Text_20_body">
      <style:text-properties officeooo:rsid="0068a6c8" officeooo:paragraph-rsid="0068a6c8"/>
    </style:style>
    <style:style style:name="P73" style:family="paragraph" style:parent-style-name="Text_20_body">
      <style:text-properties officeooo:rsid="0069d889" officeooo:paragraph-rsid="0069d889"/>
    </style:style>
    <style:style style:name="P74" style:family="paragraph" style:parent-style-name="Text_20_body">
      <style:text-properties officeooo:paragraph-rsid="006c23f3"/>
    </style:style>
    <style:style style:name="P75" style:family="paragraph" style:parent-style-name="Text_20_body">
      <style:text-properties officeooo:rsid="007068e6" officeooo:paragraph-rsid="007068e6"/>
    </style:style>
    <style:style style:name="P76" style:family="paragraph" style:parent-style-name="Text_20_body">
      <style:text-properties officeooo:rsid="008d9e02" officeooo:paragraph-rsid="008d9e02"/>
    </style:style>
    <style:style style:name="P77" style:family="paragraph" style:parent-style-name="Text_20_body">
      <style:text-properties officeooo:rsid="008d9e02" officeooo:paragraph-rsid="008e41e7"/>
    </style:style>
    <style:style style:name="P78" style:family="paragraph" style:parent-style-name="Text_20_body">
      <style:text-properties officeooo:rsid="009061af" officeooo:paragraph-rsid="009061af"/>
    </style:style>
    <style:style style:name="P79" style:family="paragraph" style:parent-style-name="Text_20_body">
      <style:text-properties officeooo:rsid="007e50d5" officeooo:paragraph-rsid="007e50d5"/>
    </style:style>
    <style:style style:name="P80" style:family="paragraph" style:parent-style-name="Text_20_body">
      <style:text-properties officeooo:rsid="00b9004f" officeooo:paragraph-rsid="00b9004f"/>
    </style:style>
    <style:style style:name="P81" style:family="paragraph" style:parent-style-name="Text_20_body">
      <style:text-properties officeooo:rsid="00b615c2" officeooo:paragraph-rsid="00b615c2"/>
    </style:style>
    <style:style style:name="P82" style:family="paragraph" style:parent-style-name="Text_20_body">
      <style:text-properties officeooo:rsid="00b90093" officeooo:paragraph-rsid="00b90093"/>
    </style:style>
    <style:style style:name="P83" style:family="paragraph" style:parent-style-name="Text_20_body">
      <style:text-properties officeooo:rsid="00b90093" officeooo:paragraph-rsid="00ba4c1d"/>
    </style:style>
    <style:style style:name="P84" style:family="paragraph" style:parent-style-name="Text_20_body">
      <style:text-properties officeooo:rsid="00b9e836" officeooo:paragraph-rsid="00b9e836"/>
    </style:style>
    <style:style style:name="P85" style:family="paragraph" style:parent-style-name="Text_20_body">
      <style:text-properties officeooo:rsid="00c3db1a" officeooo:paragraph-rsid="00c3db1a"/>
    </style:style>
    <style:style style:name="P86" style:family="paragraph" style:parent-style-name="Text_20_body">
      <style:text-properties officeooo:rsid="00c708e4" officeooo:paragraph-rsid="00c708e4"/>
    </style:style>
    <style:style style:name="P87" style:family="paragraph" style:parent-style-name="Text_20_body">
      <style:text-properties officeooo:rsid="00cd0b29" officeooo:paragraph-rsid="00cd0b29"/>
    </style:style>
    <style:style style:name="P88" style:family="paragraph" style:parent-style-name="Text_20_body">
      <style:text-properties fo:font-weight="bold" officeooo:rsid="002f597a" officeooo:paragraph-rsid="002eb1d7" style:font-weight-asian="bold" style:font-weight-complex="bold"/>
    </style:style>
    <style:style style:name="P89" style:family="paragraph" style:parent-style-name="Text_20_body">
      <style:text-properties officeooo:rsid="00d2d5c9" officeooo:paragraph-rsid="00d2d5c9"/>
    </style:style>
    <style:style style:name="P90" style:family="paragraph" style:parent-style-name="Text_20_body">
      <style:paragraph-properties>
        <style:tab-stops>
          <style:tab-stop style:position="2.036cm"/>
        </style:tab-stops>
      </style:paragraph-properties>
      <style:text-properties officeooo:rsid="00d2d5c9" officeooo:paragraph-rsid="00d2d5c9"/>
    </style:style>
    <style:style style:name="P91" style:family="paragraph" style:parent-style-name="Text_20_body">
      <style:text-properties officeooo:rsid="00d9f077" officeooo:paragraph-rsid="00d9f077"/>
    </style:style>
    <style:style style:name="P92" style:family="paragraph" style:parent-style-name="Text_20_body">
      <style:text-properties officeooo:rsid="00de941d" officeooo:paragraph-rsid="00de941d"/>
    </style:style>
    <style:style style:name="P93" style:family="paragraph" style:parent-style-name="Text_20_body">
      <style:text-properties officeooo:rsid="00de941d" officeooo:paragraph-rsid="00df796f"/>
    </style:style>
    <style:style style:name="P94" style:family="paragraph" style:parent-style-name="Text_20_body">
      <style:text-properties officeooo:rsid="00df796f" officeooo:paragraph-rsid="00df796f"/>
    </style:style>
    <style:style style:name="P95"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6" style:family="paragraph" style:parent-style-name="Text_20_body">
      <style:text-properties officeooo:rsid="00ed2203" officeooo:paragraph-rsid="00ed2203"/>
    </style:style>
    <style:style style:name="P97" style:family="paragraph" style:parent-style-name="Text_20_body">
      <style:text-properties officeooo:rsid="00edc7fd" officeooo:paragraph-rsid="00edc7fd"/>
    </style:style>
    <style:style style:name="P98" style:family="paragraph" style:parent-style-name="Text_20_body">
      <style:text-properties officeooo:rsid="00f14282" officeooo:paragraph-rsid="00f14282"/>
    </style:style>
    <style:style style:name="P9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00" style:family="paragraph" style:parent-style-name="Standard">
      <style:text-properties officeooo:rsid="00201777" officeooo:paragraph-rsid="00201777"/>
    </style:style>
    <style:style style:name="P101" style:family="paragraph" style:parent-style-name="Standard">
      <style:text-properties officeooo:rsid="008ff8fc"/>
    </style:style>
    <style:style style:name="P102" style:family="paragraph" style:parent-style-name="megjegyzes">
      <style:text-properties officeooo:rsid="002a4420" officeooo:paragraph-rsid="002a4420"/>
    </style:style>
    <style:style style:name="P103" style:family="paragraph" style:parent-style-name="megjegyzes">
      <style:text-properties officeooo:paragraph-rsid="002cfd58"/>
    </style:style>
    <style:style style:name="P104" style:family="paragraph" style:parent-style-name="megjegyzes">
      <style:text-properties officeooo:rsid="002cfd58" officeooo:paragraph-rsid="002cfd58"/>
    </style:style>
    <style:style style:name="P105" style:family="paragraph" style:parent-style-name="megjegyzes">
      <style:text-properties officeooo:rsid="002eb1d7" officeooo:paragraph-rsid="002eb1d7"/>
    </style:style>
    <style:style style:name="P106" style:family="paragraph" style:parent-style-name="megjegyzes">
      <style:text-properties officeooo:rsid="0069d889" officeooo:paragraph-rsid="0069d889"/>
    </style:style>
    <style:style style:name="P107" style:family="paragraph" style:parent-style-name="megjegyzes_20_cim">
      <style:text-properties officeooo:paragraph-rsid="002a4420"/>
    </style:style>
    <style:style style:name="P108" style:family="paragraph" style:parent-style-name="megjegyzes_20_cim">
      <style:text-properties officeooo:rsid="002eb1d7" officeooo:paragraph-rsid="002eb1d7"/>
    </style:style>
    <style:style style:name="P109" style:family="paragraph" style:parent-style-name="megjegyzes_20_cim">
      <style:text-properties officeooo:rsid="002cfd58"/>
    </style:style>
    <style:style style:name="P110" style:family="paragraph" style:parent-style-name="megjegyzes_20_cim">
      <style:text-properties officeooo:rsid="002cfd58" officeooo:paragraph-rsid="002cfd58"/>
    </style:style>
    <style:style style:name="P111" style:family="paragraph" style:parent-style-name="megjegyzes_20_cim">
      <style:text-properties officeooo:rsid="0043e9aa"/>
    </style:style>
    <style:style style:name="P112"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13" style:family="paragraph" style:parent-style-name="List" style:master-page-name="">
      <loext:graphic-properties draw:fill="none"/>
      <style:paragraph-properties fo:margin-left="0.801cm" fo:margin-right="0cm" fo:margin-top="0cm" fo:margin-bottom="0.109cm" loext:contextual-spacing="false" fo:text-align="start" style:justify-single-word="false" fo:text-indent="0cm" style:auto-text-indent="false" style:page-number="auto" fo:background-color="transparent"/>
      <style:text-properties officeooo:rsid="00eba2c4" officeooo:paragraph-rsid="00eba2c4"/>
    </style:style>
    <style:style style:name="P114"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15"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ed0251" officeooo:paragraph-rsid="00ed0251"/>
    </style:style>
    <style:style style:name="P116"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17" style:family="paragraph" style:parent-style-name="Contents_20_5">
      <style:paragraph-properties>
        <style:tab-stops>
          <style:tab-stop style:position="15.004cm" style:type="right" style:leader-style="dotted" style:leader-text="."/>
        </style:tab-stops>
      </style:paragraph-properties>
    </style:style>
    <style:style style:name="P118" style:family="paragraph" style:parent-style-name="Heading_20_4">
      <style:text-properties officeooo:rsid="00c52938" officeooo:paragraph-rsid="00c52938"/>
    </style:style>
    <style:style style:name="P119" style:family="paragraph" style:parent-style-name="Heading_20_4">
      <style:text-properties officeooo:rsid="002eb1d7" officeooo:paragraph-rsid="002eb1d7"/>
    </style:style>
    <style:style style:name="P120" style:family="paragraph" style:parent-style-name="Heading_20_4">
      <style:text-properties officeooo:rsid="0049f4b4" officeooo:paragraph-rsid="0049f4b4"/>
    </style:style>
    <style:style style:name="P121" style:family="paragraph" style:parent-style-name="Heading_20_4">
      <style:text-properties officeooo:rsid="00d2d5c9" officeooo:paragraph-rsid="00d2d5c9"/>
    </style:style>
    <style:style style:name="P122" style:family="paragraph" style:parent-style-name="Heading_20_4">
      <style:text-properties officeooo:rsid="008d9e02" officeooo:paragraph-rsid="008d9e02"/>
    </style:style>
    <style:style style:name="P123" style:family="paragraph" style:parent-style-name="Heading_20_4">
      <style:text-properties fo:font-style="normal" fo:font-weight="normal" style:font-style-asian="normal" style:font-weight-asian="normal" style:font-style-complex="normal" style:font-weight-complex="normal"/>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6">
      <style:paragraph-properties>
        <style:tab-stops>
          <style:tab-stop style:position="14.504cm" style:type="right" style:leader-style="dotted" style:leader-text="."/>
        </style:tab-stops>
      </style:paragraph-properties>
    </style:style>
    <style:style style:name="P127" style:family="paragraph" style:parent-style-name="Text_20_body" style:list-style-name="List_20_1"/>
    <style:style style:name="P128" style:family="paragraph" style:parent-style-name="Text_20_body" style:list-style-name="List_20_1">
      <style:text-properties officeooo:paragraph-rsid="00bd0101"/>
    </style:style>
    <style:style style:name="P129" style:family="paragraph" style:parent-style-name="Text_20_body" style:list-style-name="List_20_1">
      <style:text-properties officeooo:paragraph-rsid="006158b8"/>
    </style:style>
    <style:style style:name="P130" style:family="paragraph" style:parent-style-name="Text_20_body" style:list-style-name="List_20_1">
      <style:paragraph-properties>
        <style:tab-stops>
          <style:tab-stop style:position="4.794cm"/>
        </style:tab-stops>
      </style:paragraph-properties>
    </style:style>
    <style:style style:name="P131" style:family="paragraph" style:parent-style-name="Text_20_body" style:list-style-name="List_20_1">
      <style:paragraph-properties>
        <style:tab-stops>
          <style:tab-stop style:position="4.794cm"/>
        </style:tab-stops>
      </style:paragraph-properties>
      <style:text-properties officeooo:paragraph-rsid="0013c3a7"/>
    </style:style>
    <style:style style:name="P13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4"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5"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3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7" style:family="paragraph" style:parent-style-name="Text_20_body" style:list-style-name="L13">
      <style:text-properties fo:font-weight="bold" officeooo:rsid="00359c2d" officeooo:paragraph-rsid="00359c2d" style:font-weight-asian="bold" style:font-weight-complex="bold"/>
    </style:style>
    <style:style style:name="P13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39" style:family="paragraph" style:parent-style-name="Text_20_body" style:list-style-name="List_20_1">
      <style:text-properties fo:font-weight="bold" style:font-weight-asian="bold" style:font-weight-complex="bold"/>
    </style:style>
    <style:style style:name="P140" style:family="paragraph" style:parent-style-name="Text_20_body" style:list-style-name="L22">
      <style:text-properties fo:font-weight="bold" officeooo:rsid="00af61ca" officeooo:paragraph-rsid="00af61ca" style:font-weight-asian="bold" style:font-weight-complex="bold"/>
    </style:style>
    <style:style style:name="P141" style:family="paragraph" style:parent-style-name="Text_20_body" style:list-style-name="L22">
      <style:text-properties fo:font-weight="bold" style:font-weight-asian="bold" style:font-weight-complex="bold"/>
    </style:style>
    <style:style style:name="P142" style:family="paragraph" style:parent-style-name="Text_20_body" style:list-style-name="L23">
      <style:text-properties fo:font-weight="bold" officeooo:paragraph-rsid="00af61ca" style:font-weight-asian="bold" style:font-weight-complex="bold"/>
    </style:style>
    <style:style style:name="P14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4" style:family="paragraph" style:parent-style-name="Text_20_body" style:list-style-name="List_20_1">
      <style:paragraph-properties>
        <style:tab-stops>
          <style:tab-stop style:position="3.792cm"/>
        </style:tab-stops>
      </style:paragraph-properties>
    </style:style>
    <style:style style:name="P145" style:family="paragraph" style:parent-style-name="Text_20_body" style:list-style-name="L3"/>
    <style:style style:name="P146" style:family="paragraph" style:parent-style-name="Text_20_body" style:list-style-name="L3">
      <style:text-properties officeooo:paragraph-rsid="001b3cee"/>
    </style:style>
    <style:style style:name="P147" style:family="paragraph" style:parent-style-name="Text_20_body" style:list-style-name="L4"/>
    <style:style style:name="P148" style:family="paragraph" style:parent-style-name="Text_20_body" style:list-style-name="L4">
      <style:text-properties officeooo:paragraph-rsid="007f868a"/>
    </style:style>
    <style:style style:name="P149" style:family="paragraph" style:parent-style-name="Text_20_body" style:list-style-name="L4">
      <style:text-properties officeooo:rsid="001b3cee" officeooo:paragraph-rsid="001b3cee"/>
    </style:style>
    <style:style style:name="P150" style:family="paragraph" style:parent-style-name="Text_20_body" style:list-style-name="L4">
      <style:text-properties officeooo:rsid="001cfea7" officeooo:paragraph-rsid="001cfea7"/>
    </style:style>
    <style:style style:name="P151" style:family="paragraph" style:parent-style-name="Text_20_body" style:list-style-name="L5">
      <style:text-properties officeooo:rsid="002e0aba" officeooo:paragraph-rsid="002e0aba"/>
    </style:style>
    <style:style style:name="P152" style:family="paragraph" style:parent-style-name="Text_20_body" style:list-style-name="L7"/>
    <style:style style:name="P153" style:family="paragraph" style:parent-style-name="Text_20_body" style:list-style-name="L7">
      <style:text-properties officeooo:paragraph-rsid="0049f4b4"/>
    </style:style>
    <style:style style:name="P154" style:family="paragraph" style:parent-style-name="Text_20_body" style:list-style-name="L7">
      <style:text-properties officeooo:paragraph-rsid="00599986"/>
    </style:style>
    <style:style style:name="P155" style:family="paragraph" style:parent-style-name="Text_20_body" style:list-style-name="L7">
      <style:text-properties officeooo:paragraph-rsid="00392996"/>
    </style:style>
    <style:style style:name="P156" style:family="paragraph" style:parent-style-name="Text_20_body" style:list-style-name="L10"/>
    <style:style style:name="P157" style:family="paragraph" style:parent-style-name="Text_20_body" style:list-style-name="L11">
      <style:text-properties officeooo:paragraph-rsid="0033879a"/>
    </style:style>
    <style:style style:name="P158" style:family="paragraph" style:parent-style-name="Text_20_body" style:list-style-name="L11">
      <style:text-properties officeooo:rsid="0033879a" officeooo:paragraph-rsid="0033879a"/>
    </style:style>
    <style:style style:name="P159" style:family="paragraph" style:parent-style-name="Text_20_body" style:list-style-name="L12"/>
    <style:style style:name="P160" style:family="paragraph" style:parent-style-name="Text_20_body" style:list-style-name="L13"/>
    <style:style style:name="P161" style:family="paragraph" style:parent-style-name="Text_20_body" style:list-style-name="L13">
      <style:text-properties officeooo:paragraph-rsid="003566ed"/>
    </style:style>
    <style:style style:name="P162" style:family="paragraph" style:parent-style-name="Text_20_body" style:list-style-name="L13">
      <style:text-properties officeooo:rsid="00359c2d" officeooo:paragraph-rsid="00359c2d"/>
    </style:style>
    <style:style style:name="P163" style:family="paragraph" style:parent-style-name="Text_20_body" style:list-style-name="L14"/>
    <style:style style:name="P164" style:family="paragraph" style:parent-style-name="Text_20_body" style:list-style-name="L14">
      <style:text-properties officeooo:paragraph-rsid="003cfc0e"/>
    </style:style>
    <style:style style:name="P165" style:family="paragraph" style:parent-style-name="Text_20_body" style:list-style-name="L14">
      <style:text-properties officeooo:paragraph-rsid="003f5f0a"/>
    </style:style>
    <style:style style:name="P166" style:family="paragraph" style:parent-style-name="Text_20_body" style:list-style-name="L14">
      <style:text-properties officeooo:rsid="003f5f0a" officeooo:paragraph-rsid="003f5f0a"/>
    </style:style>
    <style:style style:name="P167" style:family="paragraph" style:parent-style-name="Text_20_body" style:list-style-name="L14">
      <style:text-properties officeooo:rsid="00866236" officeooo:paragraph-rsid="00866236"/>
    </style:style>
    <style:style style:name="P168" style:family="paragraph" style:parent-style-name="Text_20_body" style:list-style-name="L14">
      <style:text-properties officeooo:rsid="00cc7cba" officeooo:paragraph-rsid="00cc7cba"/>
    </style:style>
    <style:style style:name="P169" style:family="paragraph" style:parent-style-name="Text_20_body" style:list-style-name="L14">
      <style:paragraph-properties>
        <style:tab-stops>
          <style:tab-stop style:position="3.791cm"/>
        </style:tab-stops>
      </style:paragraph-properties>
    </style:style>
    <style:style style:name="P170" style:family="paragraph" style:parent-style-name="Text_20_body" style:list-style-name="L14">
      <style:paragraph-properties>
        <style:tab-stops>
          <style:tab-stop style:position="3.766cm"/>
        </style:tab-stops>
      </style:paragraph-properties>
    </style:style>
    <style:style style:name="P171" style:family="paragraph" style:parent-style-name="Text_20_body" style:list-style-name="L14">
      <style:paragraph-properties>
        <style:tab-stops>
          <style:tab-stop style:position="1.882cm"/>
        </style:tab-stops>
      </style:paragraph-properties>
    </style:style>
    <style:style style:name="P172"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73"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74" style:family="paragraph" style:parent-style-name="Text_20_body" style:list-style-name="List_20_1">
      <style:text-properties officeooo:rsid="00bd0101" officeooo:paragraph-rsid="00bd0101"/>
    </style:style>
    <style:style style:name="P175" style:family="paragraph" style:parent-style-name="Text_20_body" style:list-style-name="List_20_1">
      <style:text-properties officeooo:rsid="00455736" officeooo:paragraph-rsid="00455736"/>
    </style:style>
    <style:style style:name="P17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79"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paragraph-rsid="00f3c789"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87"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94"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95"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96"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97"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8" style:family="paragraph" style:parent-style-name="Text_20_body" style:list-style-name="L22">
      <style:text-properties fo:font-style="normal" fo:font-weight="normal" style:font-style-asian="normal" style:font-weight-asian="normal" style:font-style-complex="normal" style:font-weight-complex="normal"/>
    </style:style>
    <style:style style:name="P199" style:family="paragraph" style:parent-style-name="Text_20_body" style:list-style-name="L16"/>
    <style:style style:name="P200" style:family="paragraph" style:parent-style-name="Text_20_body" style:list-style-name="L16">
      <style:text-properties officeooo:paragraph-rsid="00d9f077"/>
    </style:style>
    <style:style style:name="P201" style:family="paragraph" style:parent-style-name="Text_20_body" style:list-style-name="L18">
      <style:text-properties officeooo:rsid="009061af" officeooo:paragraph-rsid="0092cebd"/>
    </style:style>
    <style:style style:name="P202" style:family="paragraph" style:parent-style-name="Text_20_body" style:list-style-name="L18">
      <style:text-properties officeooo:rsid="009061af" officeooo:paragraph-rsid="009061af"/>
    </style:style>
    <style:style style:name="P203" style:family="paragraph" style:parent-style-name="Text_20_body" style:list-style-name="L18">
      <style:text-properties officeooo:rsid="0092cebd" officeooo:paragraph-rsid="0092cebd"/>
    </style:style>
    <style:style style:name="P204" style:family="paragraph" style:parent-style-name="Text_20_body" style:list-style-name="L19"/>
    <style:style style:name="P205" style:family="paragraph" style:parent-style-name="Text_20_body" style:list-style-name="L23"/>
    <style:style style:name="P206" style:family="paragraph" style:parent-style-name="Text_20_body" style:list-style-name="L23">
      <style:text-properties officeooo:rsid="00af61ca" officeooo:paragraph-rsid="00af61ca"/>
    </style:style>
    <style:style style:name="P207" style:family="paragraph" style:parent-style-name="Text_20_body" style:list-style-name="L23">
      <style:text-properties officeooo:rsid="00b01878" officeooo:paragraph-rsid="00b01878"/>
    </style:style>
    <style:style style:name="P208" style:family="paragraph" style:parent-style-name="Text_20_body" style:list-style-name="L4" style:master-page-name="">
      <style:paragraph-properties style:page-number="auto" fo:keep-with-next="always"/>
      <style:text-properties officeooo:rsid="00e02fa1" officeooo:paragraph-rsid="00e02fa1"/>
    </style:style>
    <style:style style:name="P209"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10"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11"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12"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14"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5"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6"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7"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20" style:family="paragraph" style:parent-style-name="Heading_20_3">
      <style:text-properties officeooo:paragraph-rsid="00de941d"/>
    </style:style>
    <style:style style:name="P221" style:family="paragraph" style:parent-style-name="Heading_20_3">
      <style:text-properties officeooo:rsid="002b52c8" officeooo:paragraph-rsid="002b52c8"/>
    </style:style>
    <style:style style:name="P222" style:family="paragraph" style:parent-style-name="Heading_20_3">
      <style:text-properties officeooo:rsid="007068e6" officeooo:paragraph-rsid="007068e6"/>
    </style:style>
    <style:style style:name="P223" style:family="paragraph" style:parent-style-name="Heading_20_3">
      <style:text-properties officeooo:rsid="002de59e" officeooo:paragraph-rsid="002de59e"/>
    </style:style>
    <style:style style:name="P224" style:family="paragraph" style:parent-style-name="Heading_20_3" style:master-page-name="">
      <style:paragraph-properties style:page-number="auto"/>
      <style:text-properties officeooo:paragraph-rsid="00492447"/>
    </style:style>
    <style:style style:name="P225" style:family="paragraph" style:parent-style-name="Heading_20_5">
      <style:text-properties officeooo:rsid="008d9e02" officeooo:paragraph-rsid="008d9e02"/>
    </style:style>
    <style:style style:name="P226" style:family="paragraph" style:parent-style-name="Heading_20_2">
      <style:text-properties officeooo:rsid="00edc7fd" officeooo:paragraph-rsid="00edc7fd"/>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Standard" style:list-style-name="L8">
      <style:text-properties officeooo:rsid="0049f4b4" officeooo:paragraph-rsid="0049f4b4"/>
    </style:style>
    <style:style style:name="P229" style:family="paragraph" style:parent-style-name="Standard" style:list-style-name="L8">
      <style:text-properties officeooo:rsid="0049f4b4" officeooo:paragraph-rsid="004b3af1"/>
    </style:style>
    <style:style style:name="P230" style:family="paragraph" style:parent-style-name="Standard" style:list-style-name="L8">
      <style:text-properties officeooo:rsid="0049f4b4" officeooo:paragraph-rsid="004b27b5"/>
    </style:style>
    <style:style style:name="P231" style:family="paragraph" style:parent-style-name="Standard" style:list-style-name="L9">
      <style:text-properties officeooo:rsid="0049f4b4" officeooo:paragraph-rsid="00599986"/>
    </style:style>
    <style:style style:name="P232" style:family="paragraph" style:parent-style-name="Standard" style:list-style-name="L9">
      <style:text-properties officeooo:rsid="0049f4b4" officeooo:paragraph-rsid="005b6141"/>
    </style:style>
    <style:style style:name="P233" style:family="paragraph" style:parent-style-name="Standard" style:list-style-name="L8">
      <style:text-properties fo:font-weight="bold" officeooo:rsid="0049f4b4" officeooo:paragraph-rsid="0049f4b4" style:font-weight-asian="bold" style:font-weight-complex="bold"/>
    </style:style>
    <style:style style:name="P234" style:family="paragraph" style:parent-style-name="Standard" style:list-style-name="L9">
      <style:text-properties officeooo:rsid="005b6141" officeooo:paragraph-rsid="005b6141"/>
    </style:style>
    <style:style style:name="P235" style:family="paragraph" style:parent-style-name="Standard" style:list-style-name="L9">
      <style:text-properties fo:font-weight="normal" officeooo:rsid="005b6141" officeooo:paragraph-rsid="005b6141" style:font-weight-asian="normal" style:font-weight-complex="normal"/>
    </style:style>
    <style:style style:name="P236" style:family="paragraph" style:parent-style-name="Standard" style:list-style-name="L11"/>
    <style:style style:name="P237" style:family="paragraph" style:parent-style-name="Standard" style:list-style-name="L14">
      <style:paragraph-properties>
        <style:tab-stops>
          <style:tab-stop style:position="2.487cm"/>
        </style:tab-stops>
      </style:paragraph-properties>
    </style:style>
    <style:style style:name="P238"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239" style:family="paragraph" style:parent-style-name="Heading_20_1">
      <style:text-properties officeooo:rsid="00edc7fd" officeooo:paragraph-rsid="00edc7fd"/>
    </style:style>
    <style:style style:name="P240" style:family="paragraph" style:parent-style-name="Contents_20_4">
      <style:paragraph-properties>
        <style:tab-stops>
          <style:tab-stop style:position="15.503cm" style:type="right" style:leader-style="dotted" style:leader-text="."/>
        </style:tab-stops>
      </style:paragraph-properties>
    </style:style>
    <style:style style:name="P241" style:family="paragraph" style:parent-style-name="example" style:list-style-name="List_20_1"/>
    <style:style style:name="P242" style:family="paragraph" style:parent-style-name="example" style:list-style-name="List_20_1">
      <style:text-properties officeooo:paragraph-rsid="00c52938"/>
    </style:style>
    <style:style style:name="P243" style:family="paragraph" style:parent-style-name="example" style:list-style-name="L2"/>
    <style:style style:name="P244" style:family="paragraph" style:parent-style-name="example" style:list-style-name="L4"/>
    <style:style style:name="P245" style:family="paragraph" style:parent-style-name="example" style:list-style-name="L4">
      <style:text-properties officeooo:rsid="0028fc18" officeooo:paragraph-rsid="0028fc18"/>
    </style:style>
    <style:style style:name="P246" style:family="paragraph" style:parent-style-name="example" style:list-style-name="L4">
      <style:text-properties fo:font-weight="normal" officeooo:rsid="007d48cc" officeooo:paragraph-rsid="007d48cc" style:font-weight-asian="normal" style:font-weight-complex="normal"/>
    </style:style>
    <style:style style:name="P247" style:family="paragraph" style:parent-style-name="example">
      <style:text-properties officeooo:paragraph-rsid="00f3f801"/>
    </style:style>
    <style:style style:name="P248" style:family="paragraph" style:parent-style-name="List" style:list-style-name="List_20_1"/>
    <style:style style:name="P249" style:family="paragraph" style:parent-style-name="List" style:list-style-name="List_20_1">
      <style:text-properties officeooo:paragraph-rsid="00c4785c"/>
    </style:style>
    <style:style style:name="P250" style:family="paragraph" style:parent-style-name="List" style:list-style-name="List_20_1">
      <style:text-properties officeooo:paragraph-rsid="0036e660"/>
    </style:style>
    <style:style style:name="P251" style:family="paragraph" style:parent-style-name="List" style:list-style-name="List_20_1">
      <style:text-properties officeooo:rsid="00ddb0c4" officeooo:paragraph-rsid="00ddb0c4"/>
    </style:style>
    <style:style style:name="P252" style:family="paragraph" style:parent-style-name="List" style:list-style-name="List_20_1">
      <style:text-properties officeooo:rsid="00de021a" officeooo:paragraph-rsid="00de021a"/>
    </style:style>
    <style:style style:name="P253" style:family="paragraph" style:parent-style-name="List" style:list-style-name="List_20_1">
      <style:text-properties officeooo:rsid="0027f9ac" officeooo:paragraph-rsid="0027f9ac"/>
    </style:style>
    <style:style style:name="P254" style:family="paragraph" style:parent-style-name="List" style:list-style-name="List_20_1">
      <style:text-properties officeooo:rsid="00c4785c" officeooo:paragraph-rsid="00c4785c"/>
    </style:style>
    <style:style style:name="P255" style:family="paragraph" style:parent-style-name="List" style:list-style-name="List_20_1">
      <style:text-properties officeooo:rsid="00e9ce2f" officeooo:paragraph-rsid="00e9ce2f"/>
    </style:style>
    <style:style style:name="P256" style:family="paragraph" style:parent-style-name="List" style:list-style-name="L17">
      <style:text-properties officeooo:rsid="008ff8fc" officeooo:paragraph-rsid="008ff8fc"/>
    </style:style>
    <style:style style:name="P257"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f3c789" officeooo:paragraph-rsid="00f3c789"/>
    </style:style>
    <style:style style:name="P258"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f3f801" officeooo:paragraph-rsid="00f3f801"/>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style:style style:name="T241" style:family="text">
      <style:text-properties officeooo:rsid="00ebcb2c"/>
    </style:style>
    <style:style style:name="T242" style:family="text">
      <style:text-properties officeooo:rsid="00ed2203"/>
    </style:style>
    <style:style style:name="T243" style:family="text">
      <style:text-properties officeooo:rsid="00efe551"/>
    </style:style>
    <style:style style:name="T244" style:family="text">
      <style:text-properties officeooo:rsid="00f14282"/>
    </style:style>
    <style:style style:name="T245" style:family="text">
      <style:text-properties officeooo:rsid="00f15dcc"/>
    </style:style>
    <style:style style:name="T246" style:family="text">
      <style:text-properties officeooo:rsid="00f3c789"/>
    </style:style>
    <style:style style:name="T247" style:family="text">
      <style:text-properties officeooo:rsid="00f545f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7140_2644024312"/>A LanView2 import funkciója<text:bookmark-end text:name="__RefHeading___Toc17140_2644024312"/></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4"/>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16">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5"/>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1142125573" text:style-name="List_20_1">
        <text:list-item>
          <text:p text:style-name="P248">64 bites előjeles egész szám.</text:p>
          <text:list>
            <text:list-item text:start-value="1">
              <text:p text:style-name="P248">Ha 0-val kezdődik, nem tartalmazhat csak 0-7 számjegyeket, ekkor oktális számjegy.</text:p>
            </text:list-item>
            <text:list-item>
              <text:p text:style-name="P248">Ha nem nullával, de számjeggyel kezdődik és csak számjegyeket tartalmaz, akkor decimális szám.</text:p>
            </text:list-item>
            <text:list-item>
              <text:p text:style-name="P248">Ha 0x-el kezdődik, akkor hexadecimális számjegy</text:p>
            </text:list-item>
            <text:list-item>
              <text:p text:style-name="P248">A negatív értékek a '-' unáris operátorral adhatóak meg.</text:p>
            </text:list-item>
            <text:list-item>
              <text:p text:style-name="P127">Néhány objektum esetén lehetőség van egy függvényhívás szerű kifejezéssel a rekord <text:span text:style-name="T160">ID</text:span> lekérdezésére a név alapján, és ennek használatára egész értékként:</text:p>
              <text:list>
                <text:list-item text:start-value="1">
                  <text:p text:style-name="P130"><text:span text:style-name="T72">ID NODE (</text:span><text:span text:style-name="T2">&lt;név&gt;</text:span><text:span text:style-name="T72">)</text:span><text:tab/>Patch panel, fali csatlakozó <text:span text:style-name="T184">vagy</text:span> hálózati elem</text:p>
                </text:list-item>
                <text:list-item>
                  <text:p text:style-name="P132"><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32"><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32"><text:span text:style-name="T72">ID SERVICE (</text:span><text:span text:style-name="T2">&lt;név&gt;</text:span><text:span text:style-name="T72">)</text:span><text:tab/>A <text:span text:style-name="T160">s</text:span>ervice név alapján a service_id</text:p>
                </text:list-item>
                <text:list-item>
                  <text:p text:style-name="P133"><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30"><text:span text:style-name="T72">ID PLACE (</text:span><text:span text:style-name="T2">&lt;név&gt;</text:span><text:span text:style-name="T72">)</text:span><text:tab/>Hely vagy helyiség.</text:p>
                </text:list-item>
                <text:list-item>
                  <text:p text:style-name="P131"><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30"><text:span text:style-name="T72">ID TIME PERIOD (</text:span><text:span text:style-name="T2">&lt;név&gt;</text:span><text:span text:style-name="T143">)</text:span><text:tab/>Idő intervallum.</text:p>
                </text:list-item>
                <text:list-item>
                  <text:p text:style-name="P130"><text:span text:style-name="T72">ID SUBNET (</text:span><text:span text:style-name="T2">&lt;név&gt;</text:span><text:span text:style-name="T143">)</text:span><text:tab/>Idő alhálózati cím.</text:p>
                </text:list-item>
              </text:list>
              <text:list>
                <text:list-item>
                  <text:p text:style-name="P130"><text:span text:style-name="T72">ID IFTYPE (</text:span><text:span text:style-name="T2">&lt;név&gt;</text:span><text:span text:style-name="T143">)</text:span><text:tab/>Interfész (port) típus.</text:p>
                </text:list-item>
                <text:list-item>
                  <text:p text:style-name="P130"><text:span text:style-name="T72">ID VLAN (</text:span><text:span text:style-name="T2">&lt;név&gt;</text:span><text:span text:style-name="T143">)</text:span><text:tab/>Virtuális hálózat.</text:p>
                </text:list-item>
                <text:list-item>
                  <text:p text:style-name="P132"><text:span text:style-name="T72">ID USER (</text:span><text:span text:style-name="T17">&lt;név&gt;</text:span><text:span text:style-name="T72">)</text:span><text:tab/>Felhasználó</text:p>
                </text:list-item>
                <text:list-item>
                  <text:p text:style-name="P132"><text:span text:style-name="T72">ID USER GROUP (</text:span><text:span text:style-name="T17">&lt;név&gt;</text:span><text:span text:style-name="T72">)</text:span><text:tab/>Felhasználói csoport.</text:p>
                </text:list-item>
                <text:list-item>
                  <text:p text:style-name="P132"><text:span text:style-name="T72">ID GROUP (</text:span><text:span text:style-name="T17">&lt;név&gt;</text:span><text:span text:style-name="T72">)</text:span><text:tab/>Felhasználói csoport.</text:p>
                </text:list-item>
              </text:list>
              <text:list>
                <text:list-item>
                  <text:p text:style-name="P133"><text:span text:style-name="T72">ID TABLE SHAPE (</text:span><text:span text:style-name="T2">&lt;név&gt;</text:span><text:span text:style-name="T72">)<text:tab/></text:span><text:span text:style-name="T139">Adattábla (objektumok táblázata) megjelenítését leíró.</text:span></text:p>
                </text:list-item>
                <text:list-item>
                  <text:p text:style-name="P134"><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35"><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36">ID HOST SERVICE (<text:span text:style-name="T123">&lt;host-service azonosító&gt;</text:span>)</text:p>
                </text:list-item>
              </text:list>
            </text:list-item>
          </text:list>
        </text:list-item>
      </text:list>
      <text:p text:style-name="P99">A <text:span text:style-name="T2">&lt;host-service azonosító&gt;</text:span> a következőképpen adható meg ( a fenti kifejezésekben az azonosító csak akkor lesz elfogadva, ha <text:s/>csak egy és csakis egy service példányt azonosít):</text:p>
      <text:list xml:id="list178498019" text:style-name="L1">
        <text:list-item>
          <text:p text:style-name="P143"><text:soft-page-break/><text:span text:style-name="T2">&lt;host név&gt;</text:span><text:span text:style-name="T72">.</text:span><text:span text:style-name="T2">&lt;service név&gt;</text:span><text:tab/></text:p>
        </text:list-item>
        <text:list-item>
          <text:p text:style-name="P143"><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43"><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43"><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64224284159948" text:continue-list="list1142125573" text:style-name="List_20_1">
        <text:list-item>
          <text:list>
            <text:list-item>
              <text:p text:style-name="P144">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44">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44">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248">Valós szám: Mint a decimális szám, de tartalmazhat egy db. pont (tizedespont) karaktert. nem kezdődhet '.' karakterrel, a pont előtt kell legalább egy 0 karakter. A negatív értékek a '-' unáris operátorral adhatóak meg.</text:p>
        </text:list-item>
        <text:list-item>
          <text:p text:style-name="P248">String (karakter sorozat)</text:p>
          <text:list>
            <text:list-item>
              <text:p text:style-name="P248">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248">Kétféle idézőjel használható. Egyik a szokásos kettős aposztróf.</text:p>
            </text:list-item>
            <text:list-item>
              <text:p text:style-name="P248">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64223921398637" text:continue-numbering="true" text:style-name="List_20_1">
        <text:list-item>
          <text:list>
            <text:list-header>
              <text:p text:style-name="P248">A kettős felülvonás idézőjel használatakor feldolgozásra kerülnek az un. escape szekvenciák. A $$ idézőjelek esetén nem. Így a "\n" egy soremelést tartalmaz, a $$\n$$ pedig a két megadott karakter.</text:p>
            </text:list-header>
            <text:list-item>
              <text:p text:style-name="P248">A <text:span text:style-name="T72">NULL</text:span> kulcsszó egy „NULL” stringet jelent.</text:p>
            </text:list-item>
            <text:list-item>
              <text:p text:style-name="P248"><text:span text:style-name="T72">STRING(</text:span><text:span text:style-name="T2">&lt;egész kifejezés&gt;</text:span><text:span text:style-name="T72">)</text:span><text:tab/>Szám, stri<text:span text:style-name="T149">n</text:span>ggé konvertálva.</text:p>
            </text:list-item>
            <text:list-item>
              <text:p text:style-name="P248"><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48"><text:span text:style-name="T94">STRING </text:span><text:span text:style-name="T72">MACRO</text:span> (&lt;név&gt;)<text:tab/>A makró törzsét adja vissza a név alapján. Ha nem definiált a megadott nevű makró, akkor hibaüzenetet kapunk.</text:p>
            </text:list-item>
          </text:list>
          <text:list>
            <text:list-item>
              <text:p text:style-name="P248"><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248">IPV4<text:tab/>hálózati címet a szokásos módon adhatunk meg <text:span text:style-name="T149">pl.:</text:span> 172.20.1.3</text:p>
        </text:list-item>
        <text:list-item>
          <text:p text:style-name="P248">IPV6<text:tab/>Szintén a szokásos módon adható meg.</text:p>
        </text:list-item>
        <text:list-item>
          <text:p text:style-name="P248">MAC<text:tab/>Ethernet cím. A szokásos formátumok támogatottak <text:span text:style-name="T239">(a kis és nagy betűk nincsenek megkülönböztetve)</text:span> <text:span text:style-name="T239">pl.</text:span>:</text:p>
          <text:list>
            <text:list-item>
              <text:p text:style-name="P251">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251">001122-aabbcc</text:p>
            </text:list-item>
            <text:list-item>
              <text:p text:style-name="P251">00:22:33:aa:bb:cc</text:p>
            </text:list-item>
            <text:list-item>
              <text:p text:style-name="P252">0.12.23.34.56.123</text:p>
            </text:list-item>
          </text:list>
        </text:list-item>
        <text:list-item>
          <text:p text:style-name="P248">subnet<text:tab/>Mindkét szokásos forma megengedett: 172.20.1.0/24 vagy 172.20.1.0/255.255.255.0</text:p>
        </text:list-item>
        <text:list-item>
          <text:p text:style-name="P248">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248">Kábel megosztások. Nyolc lehetséges értéke van (nem számolva azt az esetet, amikor nincs megosztás, <text:span text:style-name="T160">ill. nincs bekötve a port</text:span>) az értékek név, ill. stringként adhatóak meg:</text:p>
          <text:list>
            <text:list-item>
              <text:p text:style-name="P248">A<text:tab/>Az 1., 2., 3. és 6. erek használata, 2 érpár.</text:p>
            </text:list-item>
            <text:list-item>
              <text:p text:style-name="P248">B<text:tab/>A 4., 5., 7. és 8. erek használata, 2 érpár.</text:p>
            </text:list-item>
            <text:list-item>
              <text:p text:style-name="P248">AA<text:tab/>Az 1. és 2. erek használata, 1 érpár.</text:p>
            </text:list-item>
            <text:list-item>
              <text:p text:style-name="P248">AB<text:tab/>A 3. és 6. erek használata, 1 érpár.</text:p>
            </text:list-item>
            <text:list-item>
              <text:p text:style-name="P248">BA<text:tab/>A 4. és 5. erek használata, 1 érpár.</text:p>
            </text:list-item>
            <text:list-item>
              <text:p text:style-name="P248">BB<text:tab/>A 7. és 8. erek használata, 1 érpár.</text:p>
            </text:list-item>
            <text:list-item>
              <text:p text:style-name="P249">C<text:tab/>A 3. és 4. erek használata, 1 érpár.</text:p>
            </text:list-item>
            <text:list-item>
              <text:p text:style-name="P249"><text:soft-page-break/>D<text:tab/>A 5. és 6. erek használata, 1 érpár.</text:p>
            </text:list-item>
            <text:list-item>
              <text:p text:style-name="P253">NC<text:tab/>Nincs bekötve</text:p>
            </text:list-item>
          </text:list>
        </text:list-item>
        <text:list-item>
          <text:p text:style-name="P249">Logikai érték.</text:p>
          <text:list>
            <text:list-item>
              <text:p text:style-name="P249"><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254">Egyes helyeken használhatunk logikai kifejezéseket is:</text:p>
              <text:list>
                <text:list-item>
                  <text:p text:style-name="P241"><text:span text:style-name="T101">NOT</text:span><text:span text:style-name="T2"> </text:span><text:span text:style-name="T123">&lt;logikai kife</text:span><text:span text:style-name="T132">j</text:span><text:span text:style-name="T123">ezés&gt;</text:span></text:p>
                </text:list-item>
                <text:list-item>
                  <text:p text:style-name="P241"><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41"><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41"><text:span text:style-name="T17">&lt;egész kifejezés&gt;</text:span> <text:span text:style-name="T72">==</text:span> <text:span text:style-name="T17">&lt;egész kife</text:span><text:span text:style-name="T43">j</text:span><text:span text:style-name="T17">ezés&gt;</text:span></text:p>
                </text:list-item>
                <text:list-item>
                  <text:p text:style-name="P241"><text:span text:style-name="T17">&lt;egész kifejezés&gt;</text:span> !<text:span text:style-name="T72">=</text:span> <text:span text:style-name="T17">&lt;egész kife</text:span><text:span text:style-name="T43">j</text:span><text:span text:style-name="T17">ezés&gt;</text:span></text:p>
                </text:list-item>
                <text:list-item>
                  <text:p text:style-name="P241"><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41"><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42"><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42"><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248">Egyes helyeken megadható a fentebb felsorolt típusok bármelyike, ezeken a helyeken kifejezések is megadhatóak a megfelelő zárójelezéssel.</text:p>
        </text:list-item>
        <text:list-item>
          <text:p text:style-name="P248">Listák</text:p>
          <text:list>
            <text:list-item>
              <text:p text:style-name="P248">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64222472590894" text:continue-numbering="true" text:style-name="List_20_1">
        <text:list-item>
          <text:list>
            <text:list-header>
              <text:p text:style-name="P248">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64224226734778" text:continue-numbering="true" text:style-name="List_20_1">
        <text:list-item>
          <text:list>
            <text:list-header>
              <text:p text:style-name="P250">kifejezés eredménye a:</text:p>
              <text:p text:style-name="P241">p01,p02,p03,p04,p05,p06,p07,p08</text:p>
              <text:p text:style-name="P250">lista.</text:p>
            </text:list-header>
          </text:list>
        </text:list-item>
      </text:list>
      <text:p text:style-name="P109">Megjegyzés:</text:p>
      <text:p text:style-name="P103"><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12">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14">kifejezés eredménye a:</text:p>
      <text:p text:style-name="example">”01”,”02”, ”03”,”04”,”05”,”06”,”07”,”08”</text:p>
      <text:p text:style-name="P114">lista.</text:p>
      <text:list xml:id="list164223685067515" text:continue-numbering="true" text:style-name="List_20_1">
        <text:list-item>
          <text:list>
            <text:list-item>
              <text:p text:style-name="P248">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64224534516944" text:continue-numbering="true" text:style-name="List_20_1">
        <text:list-item>
          <text:list>
            <text:list-item>
              <text:p text:style-name="P248">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item>
              <text:p text:style-name="P255">SQL lekérdezés:</text:p>
            </text:list-item>
          </text:list>
        </text:list-item>
      </text:list>
      <text:p text:style-name="P42">SQL(<text:span text:style-name="T17">&lt;query string&gt;</text:span>)</text:p>
      <text:p text:style-name="P42">SQL(<text:span text:style-name="T17">&lt;query string&gt;</text:span>, <text:span text:style-name="T17">&lt;paraméter lista&gt;</text:span>)</text:p>
      <text:p text:style-name="P113">A lekérdezés eredménye lesz egy változó típusú lista. A lista az eredmény sorok mezőit fogja tartalmazni sorról sorra egy listában. <text:span text:style-name="T241">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257">Ha csak egy érték a le<text:span text:style-name="T247">k</text:span>érdezés eredménye, akkor is a FOR ciklust kell használnunk, a lista típus miatt, pl.:</text:p>
      <text:p text:style-name="P247">FOR SQL("SELECT current_setting('lanview2.user_id')") DO "PRINT STRING(%1);";</text:p>
      <text:p text:style-name="P258">A fenti sor kiírja az éppen bejelentkezett felhasználó ID-jét.</text:p>
      <text:p text:style-name="P115">A makrók és makró jellegű kifejezések értelmezését lásd később. <text:span text:style-name="T242">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text:soft-page-break/>A „features” mező<text:bookmark-end text:name="__RefHeading___Toc17154_2644024312"/></text:h>
      <text:p text:style-name="P91">Néhány objektum típus rendelkezik egy features nevű mezővel. Ez a mező szolgál olyan egyedi paraméterek megadására, melyek a rekord struktúrában nem kaptak helyet. A features mező értékének magadására több lehetőség van.</text:p>
      <text:p text:style-name="P93">Megadhatjuk egy karaktersorozatként. Ekkor minden egyes paraméter ill. paraméter értékadást egy „:” karakterrel kel elválasztani, és a kezdő és záró karakter is egy-egy „:” karakter. pl.: <text:span text:style-name="T72">”:prop1=val1:prop2:”</text:span>.</text:p>
      <text:p text:style-name="P92">Vagy megadhatjuk egyenként a paramétereket a következő formában:</text:p>
      <text:p text:style-name="P43">{<text:line-break/><text:tab/>"prop1" = "val1";<text:line-break/><text:tab/>"prop2";</text:p>
      <text:p text:style-name="P43"><text:tab/>"<text:span text:style-name="T242">prop3" = {</text:span></text:p>
      <text:p text:style-name="P43"><text:tab/><text:tab/>"<text:span text:style-name="T242">subpr1 = "val2”;</text:span></text:p>
      <text:p text:style-name="P43"><text:tab/><text:tab/>"<text:span text:style-name="T242">subpr2 = "val3”;</text:span></text:p>
      <text:p text:style-name="P43"><text:tab/><text:span text:style-name="T242">}</text:span><text:line-break/>}</text:p>
      <text:p text:style-name="P96">Az első sorban megadtunk egy "prop1” nevű paramétert "val1" értékkel. A második sorban a "prop2" paraméter érték nélküli. a további sorokban definiáltunk egy prop3 paramétert, mely al paraméter és érték párokat tartalmaz.</text:p>
      <text:h text:style-name="P220" text:outline-level="3"><text:bookmark-start text:name="__RefHeading___Toc17156_2644024312"/>Makrók<text:bookmark-end text:name="__RefHeading___Toc17156_2644024312"/></text:h>
      <text:p text:style-name="Text_20_body">Makrók a <text:span text:style-name="T72">MACRO</text:span> kulcsszóval definiálhatóak:</text:p>
      <text:list xml:id="list3086764431" text:style-name="L2">
        <text:list-item>
          <text:p text:style-name="P243">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5">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text:soft-page-break/>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4">Speciális makróknak tekinthetőek a template-k is, melyek a <text:span text:style-name="T72">PATCH</text:span> és <text:span text:style-name="T72">NODE</text:span> típusú objektumok definiálását könnyítik meg, leírásukat lásd később.</text:p>
      <text:h text:style-name="P224" text:outline-level="3"><text:bookmark-start text:name="__RefHeading___Toc17158_2644024312"/>Vezérlés jellegű utasítások<text:bookmark-end text:name="__RefHeading___Toc17158_2644024312"/></text:h>
      <text:p text:style-name="Text_20_body">Az <text:span text:style-name="T72">INCLUDE</text:span> kulcsszó segítségével más szöveges fájlok feldogozását tudjuk beilleszteni:</text:p>
      <text:p text:style-name="example">INCLUDE <text:span text:style-name="T17">&lt;path&gt;</text:span>;</text:p>
      <text:h text:style-name="P118"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6">A feltételes utasítások nem egymásba ágyazhatóak.</text:p>
      <text:p text:style-name="P86">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21" text:outline-level="3"><text:bookmark-start text:name="__RefHeading___Toc17162_2644024312"/>Globális jelentésű kulcsszavak<text:bookmark-end text:name="__RefHeading___Toc17162_2644024312"/></text:h>
      <text:p text:style-name="P52"><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3">Ha a fenti működést alapértelmezetté akarjuk tenni, akkor a következő parancsot kell kiadni:</text:p>
      <text:p text:style-name="P12">SET REPLACE;</text:p>
      <text:p text:style-name="P53">Ezután minden objektum definíciónál (melyeknél a <text:span text:style-name="T72">REPLACE</text:span> megadható), ha olyan objektumot adunk meg ami már létezik, akkor a fenti módon felülírás történik.</text:p>
      <text:p text:style-name="P53">Ezzel ellentétes hatású a</text:p>
      <text:p text:style-name="example">SET INSERT;</text:p>
      <text:p text:style-name="P53">utasítás. <text:span text:style-name="T186">És hasonlóan az o</text:span>bjektum definíciókban a felülírás letiltható az <text:span text:style-name="T72">INSERT</text:span> kulcsszóval.</text:p>
      <text:p text:style-name="P54">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4">Hálózati elemek esetén az objektum helyét, ill. helyiség definíciókban a parent-et, nem kell minden esetben megadni, megadhatjuk globálisan is, ha kiadjuk a:</text:p>
      <text:p text:style-name="example">SET PLACE <text:span text:style-name="T17">&lt;név&gt;</text:span>;</text:p>
      <text:p text:style-name="P54">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4">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2500471383" text:style-name="L3">
        <text:list-item>
          <text:p text:style-name="P146">&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45">&lt;név/minta lista&gt;<text:tab/>A törölni kívánt objektumok nevei, <text:span text:style-name="T150">ill.</text:span> egy az SQL LIKE operátoránál használt minták, az összes <text:soft-page-break/>mintára illeszkedő objektum törölve lesz.</text:p>
        </text:list-item>
      </text:list>
      <text:p text:style-name="Text_20_body">Egyes objektumok esetén egy kicsit eltérő a szintaxis:</text:p>
      <text:list xml:id="list3281765620" text:style-name="L4">
        <text:list-item>
          <text:p text:style-name="P208"><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47">A host_services rekord törlése:</text:p>
          <text:p text:style-name="P244">DELETE HOST <text:span text:style-name="T17">&lt;n</text:span><text:span text:style-name="T19">év/minta lista</text:span><text:span text:style-name="T17">&gt; </text:span><text:span text:style-name="T101">SERVICE</text:span><text:span text:style-name="T17"> &lt;név/minta lista&gt;</text:span>;</text:p>
          <text:p text:style-name="P149">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0"><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47">Fizikai linkek törlése (phs_links_<text:span text:style-name="T152">t</text:span>able rekordok törlése<text:span text:style-name="T161">)</text:span>:</text:p>
          <text:p text:style-name="P244">DELETE LINK <text:span text:style-name="T17">&lt;node neve&gt; &lt;port név/minta lista&gt;</text:span>;</text:p>
          <text:p text:style-name="P244">DELETE LINK <text:span text:style-name="T17">&lt;node név lista&gt; </text:span>;</text:p>
          <text:p text:style-name="P244">DELETE LINK <text:span text:style-name="T17">&lt;node neve&gt; &lt;port index kezdő&gt; [&lt;port index záró&gt;</text:span>;</text:p>
          <text:p text:style-name="P14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7"><text:span text:style-name="T203">A</text:span> GUI menük törlése csak az olvashatóság miatt eltérő szintaxisú, itt. A menü elemek egyenkénti törlése nem lehetséges:</text:p>
          <text:p text:style-name="P244">DELETE GUI<text:span text:style-name="T17"> &lt;név/minta lista&gt; </text:span><text:span text:style-name="T101">MENU;</text:span></text:p>
        </text:list-item>
        <text:list-item>
          <text:p text:style-name="P245"><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46"><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46"><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51">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7">Megjegyzés:</text:p>
      <text:p text:style-name="P102">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text:soft-page-break/>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9">Ha biztosítani szeretnénk, hogy a lekérdezett ARP táblában valóban szerepeljen egy cím, és ezt a hálózati topológia lehetővé teszi, kiadhatunk egy ping-et:</text:p>
      <text:p text:style-name="P10">PING <text:span text:style-name="T17">&lt;ip&gt;</text:span>;</text:p>
      <text:p text:style-name="P49">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9">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7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8">Egy, már az adatbázisba felvett SNMP eszköz tulajdonságainak a frissítése a következő paranccsal lehetséges:</text:p>
      <text:p text:style-name="P39">SCAN SNMP <text:span text:style-name="T17">&lt;név&gt;</text:span> SET;</text:p>
      <text:p text:style-name="P69">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22" text:outline-level="3"><text:bookmark-start text:name="__RefHeading___Toc17168_2644024312"/>Adat mezők közvetlen elérése<text:bookmark-end text:name="__RefHeading___Toc17168_2644024312"/></text:h>
      <text:p text:style-name="P75">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81">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9">Konkrét táblára vonatkozó esetek:</text:p>
      <text:p text:style-name="P80">A megadott nevű port típus objektumban (iftypes) a név prefix mező beállítása:</text:p>
      <text:p text:style-name="P24">SET IFTYPE <text:span text:style-name="T17">&lt;típus név&gt; </text:span>NAME PREFIX <text:span text:style-name="T17">&lt;string&gt;</text:span>;</text:p>
      <text:p text:style-name="P82">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3"><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4">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4">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4">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4">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4">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4"><text:soft-page-break/>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23"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5">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6">Ahol a:</text:p>
      <text:list xml:id="list3938674860" text:style-name="L5">
        <text:list-item>
          <text:p text:style-name="P151">&lt;név&gt;<text:tab/>A típus objektum neve, egy string.</text:p>
        </text:list-item>
        <text:list-item>
          <text:p text:style-name="P151">&lt;leírás&gt;<text:tab/>Opcionális leírás, vagy megjegyzés, ami egy string.</text:p>
        </text:list-item>
        <text:list-item>
          <text:p text:style-name="P151">&lt;adat típus&gt;<text:tab/>A típushoz tartozó paraméter adat típusát definiálja, a lehetséges értékek <text:span text:style-name="T235">(név, ill. string)</text:span>:</text:p>
        </text:list-item>
        <text:list-item>
          <text:p text:style-name="P209"><text:span text:style-name="T141">boolean</text:span><text:tab/>Logikai érték</text:p>
        </text:list-item>
      </text:list>
      <text:list xml:id="list2657602967" text:style-name="L6">
        <text:list-item>
          <text:p text:style-name="P210"><text:span text:style-name="T141">integer</text:span><text:tab/>Egész<text:span text:style-name="T164"> szám (64 bites)</text:span></text:p>
        </text:list-item>
        <text:list-item>
          <text:p text:style-name="P210"><text:span text:style-name="T141">real</text:span><text:tab/><text:span text:style-name="T164">Dupla pontos lebegőpontos szám</text:span></text:p>
        </text:list-item>
        <text:list-item>
          <text:p text:style-name="P210"><text:span text:style-name="T141">text</text:span><text:tab/><text:span text:style-name="T164">string</text:span></text:p>
        </text:list-item>
        <text:list-item>
          <text:p text:style-name="P210"><text:span text:style-name="T141">interval</text:span><text:tab/><text:span text:style-name="T164">időintervallum</text:span></text:p>
        </text:list-item>
        <text:list-item>
          <text:p text:style-name="P210"><text:span text:style-name="T142">inet</text:span><text:tab/><text:span text:style-name="T164">IP cím</text:span></text:p>
        </text:list-item>
        <text:list-item>
          <text:p text:style-name="P211">cidr</text:p>
        </text:list-item>
        <text:list-item>
          <text:p text:style-name="P211">mac<text:tab/>MAC</text:p>
        </text:list-item>
        <text:list-item>
          <text:p text:style-name="P211">point<text:tab/>Pont koordináta</text:p>
        </text:list-item>
        <text:list-item>
          <text:p text:style-name="P210"><text:span text:style-name="T141">date</text:span><text:tab/><text:span text:style-name="T164">Dátum.</text:span></text:p>
        </text:list-item>
        <text:list-item>
          <text:p text:style-name="P210"><text:span text:style-name="T141">time</text:span><text:tab/><text:span text:style-name="T164">Időpont egy napon belül.</text:span></text:p>
        </text:list-item>
        <text:list-item>
          <text:p text:style-name="P210"><text:span text:style-name="T141">datetime</text:span><text:tab/><text:span text:style-name="T164">Időpont dátummal.</text:span></text:p>
        </text:list-item>
        <text:list-item>
          <text:p text:style-name="P210"><text:span text:style-name="T142">bytea</text:span><text:tab/><text:span text:style-name="T164">Bináris adat.</text:span></text:p>
        </text:list-item>
      </text:list>
      <text:list xml:id="list164224827124477" text:continue-list="list3938674860" text:style-name="L5">
        <text:list-item>
          <text:p text:style-name="P213">&lt;dimenzió&gt;<text:tab/>Egy opcionális dimenzió, ami egy string lehet.</text:p>
        </text:list-item>
      </text:list>
      <text:p text:style-name="P108">Megjegyzés:</text:p>
      <text:p text:style-name="P105">A paraméter típus objektum nem csak a rendszerparaméterek típusát, de a port és node objektumokhoz rendelhető paraméterek típusát is leírja.</text:p>
      <text:p text:style-name="P88"/>
      <text:h text:style-name="P119" text:outline-level="4"><text:bookmark-start text:name="__RefHeading___Toc17174_2644024312"/>Rendszer paraméter értékek<text:bookmark-end text:name="__RefHeading___Toc17174_2644024312"/></text:h>
      <text:p text:style-name="P57">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8">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120" text:outline-level="4"><text:bookmark-start text:name="__RefHeading___Toc17178_2644024312"/>Felhasználók<text:bookmark-end text:name="__RefHeading___Toc17178_2644024312"/></text:h>
      <text:p text:style-name="P66">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5">Ahol:</text:p>
      <text:list xml:id="list2980872670" text:style-name="L7">
        <text:list-item>
          <text:p text:style-name="P153">&lt;név&gt;<text:tab/>A <text:span text:style-name="T179">felhasználó bejelentkezésnél használt egyedi azonosítója</text:span>, egy string.</text:p>
        </text:list-item>
        <text:list-item>
          <text:p text:style-name="P153">&lt;leírás&gt;<text:tab/>Opcionális leírás <text:span text:style-name="T204">vagy megjegyzés</text:span>.</text:p>
        </text:list-item>
      </text:list>
      <text:p text:style-name="P65">A paraméterek lehetnek a következőek:</text:p>
      <text:list xml:id="list3399467857" text:style-name="L8">
        <text:list-item>
          <text:p text:style-name="P228"><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228"><text:soft-page-break/><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233">HOST NOTIF PERIOD <text:span text:style-name="T17">&lt;idő intervallum azon.&gt;</text:span>;</text:p>
        </text:list-item>
        <text:list-item>
          <text:p text:style-name="P233">SERVICE NOTIF PERIOD <text:span text:style-name="T17">&lt;idő intervallum azon.&gt;</text:span>;</text:p>
        </text:list-item>
        <text:list-item>
          <text:p text:style-name="P233">HOST NOTIF SWITCH <text:span text:style-name="T17">&lt;állapotok&gt;</text:span>;</text:p>
        </text:list-item>
        <text:list-item>
          <text:p text:style-name="P233">SERVICE NOTIF SWITCH <text:span text:style-name="T17">&lt;állpotok&gt;</text:span>;</text:p>
        </text:list-item>
        <text:list-item>
          <text:p text:style-name="P233">HOST NOTIF COMMAND <text:span text:style-name="T17">&lt;cmd&gt;</text:span>;</text:p>
        </text:list-item>
        <text:list-item>
          <text:p text:style-name="P233">SERVICE NOTIF COMMAND<text:span text:style-name="T17"> &lt;cmd&gt;</text:span>;</text:p>
        </text:list-item>
        <text:list-item>
          <text:p text:style-name="P229"><text:span text:style-name="T27">[</text:span><text:span text:style-name="T72">ADD</text:span><text:span text:style-name="T27">]</text:span><text:span text:style-name="T72"> TEL</text:span> &lt;lista&gt;;</text:p>
        </text:list-item>
        <text:list-item>
          <text:p text:style-name="P229"><text:span text:style-name="T27">[</text:span><text:span text:style-name="T72">ADD</text:span><text:span text:style-name="T27">]</text:span><text:span text:style-name="T72"> ADDRESS</text:span> <text:span text:style-name="T2">&lt;lista&gt;</text:span><text:span text:style-name="T72">;</text:span></text:p>
        </text:list-item>
        <text:list-item>
          <text:p text:style-name="P228"><text:span text:style-name="T72">PLACE</text:span><text:span text:style-name="T17"> [&lt;hely azonosító&gt;]</text:span><text:span text:style-name="T72">;</text:span></text:p>
        </text:list-item>
        <text:list-item>
          <text:p text:style-name="P233">DISABLE;</text:p>
        </text:list-item>
        <text:list-item>
          <text:p text:style-name="P233">ENABLE;</text:p>
        </text:list-item>
        <text:list-item>
          <text:p text:style-name="P228"><text:span text:style-name="T72">CLEAR</text:span> <text:span text:style-name="T2">[&lt;paraméter azonosítók&gt;]</text:span><text:span text:style-name="T72">;</text:span></text:p>
        </text:list-item>
        <text:list-item>
          <text:p text:style-name="P230"><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0_2644024312"/>Felhasználói csoprtok<text:bookmark-end text:name="__RefHeading___Toc17180_2644024312"/></text:h>
      <text:p text:style-name="P67">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USER <text:span text:style-name="T188">GROUP </text:span><text:span text:style-name="T17">[{</text:span>REPLACE<text:span text:style-name="T17">|</text:span>INSERT<text:span text:style-name="T17">}] &lt;név&gt; [&lt;leírás&gt;]</text:span> { <text:span text:style-name="T17">&lt;paraméterek&gt;</text:span> }</text:p>
      <text:p text:style-name="P71">Ahol:</text:p>
      <text:list xml:id="list164223711277951" text:continue-list="list2980872670" text:style-name="L7">
        <text:list-item>
          <text:p text:style-name="P154">&lt;név&gt;<text:tab/>A <text:span text:style-name="T179">felhasználói csoport egyedi azonosítója</text:span>, egy string.</text:p>
        </text:list-item>
        <text:list-item>
          <text:p text:style-name="P154">&lt;leírás&gt;<text:tab/>Opcionális leírása.</text:p>
        </text:list-item>
      </text:list>
      <text:p text:style-name="P71">A paraméterek lehetnek a következőek:</text:p>
      <text:list xml:id="list3892901714" text:style-name="L9">
        <text:list-item>
          <text:p text:style-name="P231"><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232"><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234"><text:span text:style-name="T72">PLACE GROUP </text:span><text:span text:style-name="T17">&lt;zone&gt;</text:span><text:span text:style-name="T72">;</text:span><text:span text:style-name="T137"><text:line-break/>A csoporthoz rendelt zóna (hely csoport) megadása (opcionális).</text:span></text:p>
        </text:list-item>
        <text:list-item>
          <text:p text:style-name="P235"><text:span text:style-name="T72">FEATURES</text:span> &lt;str&gt;;</text:p>
        </text:list-item>
        <text:list-item>
          <text:p text:style-name="P232"><text:span text:style-name="T72">CLEAR</text:span> <text:span text:style-name="T2">[&lt;paraméter azonosítók&gt;]</text:span><text:span text:style-name="T72">;</text:span></text:p>
        </text:list-item>
        <text:list-item>
          <text:p text:style-name="P232"><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2">TIME PERIOD</text:span>. <text:s/>Lsd.: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1960863909" text:style-name="L10">
        <text:list-item>
          <text:p text:style-name="P156"><text:span text:style-name="T2">&lt;vlan id&gt;</text:span> nem negatív numerikus egész (802.1q ID: 1 &lt;= ID &lt; 4096)</text:p>
        </text:list-item>
        <text:list-item>
          <text:p text:style-name="P156"><text:s/><text:span text:style-name="T2">&lt;név&gt;</text:span> egy szöveges adat, a VLAN vagy subnet neve</text:p>
        </text:list-item>
        <text:list-item>
          <text:p text:style-name="P156"><text:soft-page-break/><text:s/><text:span text:style-name="T2">&lt;leírás&gt;</text:span> szöveges adat, a VLAN vagy subnet leírása/megjegyzés</text:p>
        </text:list-item>
      </text:list>
      <text:p text:style-name="P110">Megjegyzés:</text:p>
      <text:p text:style-name="P104">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00">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a places, place_groups, és place_group_places <text:span text:style-name="T246">táblákat</text:span>.</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64224146458674" text:continue-list="list164223711277951" text:style-name="L7">
        <text:list-item>
          <text:p text:style-name="P152">&lt;név&gt;<text:tab/>A helyiség <text:span text:style-name="T189">egyedi </text:span>neve, egy string.</text:p>
        </text:list-item>
        <text:list-item>
          <text:p text:style-name="P152">&lt;leírás&gt;<text:tab/>Opcionális leírása a helyiségnek, ill. megjegyzés,</text:p>
        </text:list-item>
      </text:list>
      <text:p text:style-name="Text_20_body">A paraméterek lehetnek a következőek:</text:p>
      <text:list xml:id="list255701949" text:style-name="L11">
        <text:list-item>
          <text:p text:style-name="P236"><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236"><text:span text:style-name="T72">PARENT</text:span> <text:span text:style-name="T2">&lt;név&gt;</text:span> <text:span text:style-name="T72">;</text:span><text:line-break/>A definiált hely mely helyen belül található.</text:p>
        </text:list-item>
        <text:list-item>
          <text:p text:style-name="P236"><text:span text:style-name="T72">FRAME</text:span> <text:span text:style-name="T2">&lt;polygon&gt;</text:span> <text:span text:style-name="T72">;</text:span><text:line-break/>A hely, vagy helyiség befoglaló kerete a legközelebbi szülőn, amihez térkép van rendelve.</text:p>
        </text:list-item>
        <text:list-item>
          <text:p text:style-name="P236"><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236"><text:span text:style-name="T101">IMAGE</text:span> <text:span text:style-name="T2">&lt;image name&gt;</text:span> <text:span text:style-name="T72">;</text:span><text:line-break/>Egy kép (térkép) objektumra való hivatkozás.</text:p>
        </text:list-item>
        <text:list-item>
          <text:p text:style-name="P236"><text:span text:style-name="T72">TEL</text:span> <text:span text:style-name="T2">&lt;tel1, tel2, ...&gt;</text:span> <text:span text:style-name="T72">;</text:span><text:line-break/>Telefonszámok, a paraméter : string lista.</text:p>
        </text:list-item>
        <text:list-item>
          <text:p text:style-name="P157"><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58"><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text:soft-page-break/>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4">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4"><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50">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64224613907539" text:continue-list="list164224146458674" text:style-name="L7">
        <text:list-item>
          <text:p text:style-name="P152"><text:span text:style-name="T2">&lt;név&gt;</text:span><text:tab/>A név, egy string.</text:p>
        </text:list-item>
        <text:list-item>
          <text:p text:style-name="P152"><text:span text:style-name="T2">&lt;leírás&gt;</text:span><text:tab/>Opcionális leírás ill. megjegyzés,</text:p>
        </text:list-item>
      </text:list>
      <text:p text:style-name="Text_20_body">A paraméterek lehetnek a következőek:</text:p>
      <text:list xml:id="list2290690058" text:style-name="L12">
        <text:list-item>
          <text:p text:style-name="P159"><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59">BMP<text:tab/>BMP típusú kép fájl.</text:p>
            </text:list-item>
            <text:list-item>
              <text:p text:style-name="P159">GIF<text:tab/>GIF típusú kép fájl.</text:p>
            </text:list-item>
            <text:list-item>
              <text:p text:style-name="P159">JPG<text:tab/>Jpeg típusú kép fájl.</text:p>
            </text:list-item>
            <text:list-item>
              <text:p text:style-name="P159">JPEG<text:tab/>Jpeg típusú kép fájl.</text:p>
            </text:list-item>
            <text:list-item>
              <text:p text:style-name="P159">PNG<text:tab/>PNG típusú kép fájl.</text:p>
            </text:list-item>
            <text:list-item>
              <text:p text:style-name="P159">PBM<text:tab/>PBM típusú kép fájl.</text:p>
            </text:list-item>
            <text:list-item>
              <text:p text:style-name="P159">PGM<text:tab/>PGM típusú kép fájl.</text:p>
            </text:list-item>
            <text:list-item>
              <text:p text:style-name="P159">PPM<text:tab/>PPM típusú kép fájl.</text:p>
            </text:list-item>
            <text:list-item>
              <text:p text:style-name="P159">XBM<text:tab/>XBM típusú kép fájl.</text:p>
            </text:list-item>
            <text:list-item>
              <text:p text:style-name="P159">XPM<text:tab/>XPM típusú kép fájl.</text:p>
            </text:list-item>
            <text:list-item>
              <text:p text:style-name="P159">BIN<text:tab/>Bináris állomány.</text:p>
            </text:list-item>
          </text:list>
        </text:list-item>
        <text:list-item>
          <text:p text:style-name="P159"><text:span text:style-name="T72">SUB TYPE</text:span> <text:span text:style-name="T2">&lt;string&gt;</text:span> <text:span text:style-name="T72">;<text:line-break/></text:span><text:span text:style-name="T137">BIN típus esetén egy opcionális típus azonosító.</text:span></text:p>
        </text:list-item>
        <text:list-item>
          <text:p text:style-name="P159"><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64224848051952" text:continue-list="list164224613907539" text:style-name="L7">
        <text:list-item>
          <text:p text:style-name="P152">&lt;n<text:span text:style-name="T167">é</text:span>v&gt;<text:tab/>A patch panel, vagy fali csatlakozó neve, egy string.</text:p>
        </text:list-item>
        <text:list-item>
          <text:p text:style-name="P152">&lt;leírás&gt;<text:tab/>Opcionális leírás, ill. megjegyzés.</text:p>
        </text:list-item>
        <text:list-item>
          <text:p text:style-name="P152">&lt;minta&gt;<text:tab/>Egy előzőleg elmentett panel konfiguráció neve.</text:p>
        </text:list-item>
      </text:list>
      <text:p text:style-name="Text_20_body">A paraméterek lehetnek a következőek:</text:p>
      <text:list xml:id="list3499708572" text:style-name="L13">
        <text:list-item>
          <text:p text:style-name="P160"><text:soft-page-break/><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60"><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60"><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0"><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0"><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60"><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61"><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61"><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61"><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60"><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60"><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62"><text:span text:style-name="T72">PORT</text:span> <text:span text:style-name="T2">&lt;port lista&gt;</text:span> <text:span text:style-name="T72">NC</text:span>;<text:line-break/><text:span text:style-name="T137">Nem bekötött portok megadása.</text:span></text:p>
        </text:list-item>
        <text:list-item>
          <text:p text:style-name="P137">CLEAR;</text:p>
        </text:list-item>
        <text:list-item>
          <text:p text:style-name="P137">CLEAR <text:span text:style-name="T17">&lt;mező azonosítók&gt;</text:span>;</text:p>
        </text:list-item>
        <text:list-item>
          <text:p text:style-name="P137">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60">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ext:soft-page-break/>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72">Létező patch panel modosítására a következő parancsok álnak rendelkezésre (az álltalános SET parancson kívül):</text:p>
      <text:p text:style-name="P72">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72">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3">A fenti utasítás nem ellenőrzi az esetleges ütközéseket!</text:p>
      <text:p text:style-name="P72">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106">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69">vagy snmpdevices</text:span>.</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7">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64224647163624" text:continue-list="list164224848051952" text:style-name="L7">
        <text:list-item>
          <text:p text:style-name="P152">&lt;n<text:span text:style-name="T171">é</text:span>v&gt;<text:tab/>Az eszköz neve, egy string.</text:p>
        </text:list-item>
        <text:list-item>
          <text:p text:style-name="P152">&lt;leírás&gt;<text:tab/>Opcionális leírás, ill. megjegyzés.</text:p>
        </text:list-item>
        <text:list-item>
          <text:p text:style-name="P155"><text:span text:style-name="T23">&lt;típus&gt;</text:span><text:tab/><text:span text:style-name="T171">Típus azonosítók felsorolása (elválasztójel a vessző):</text:span></text:p>
        </text:list-item>
        <text:list-item>
          <text:p text:style-name="P212">node<text:tab/>Passzív eszköz</text:p>
        </text:list-item>
        <text:list-item>
          <text:p text:style-name="P212">host<text:tab/>Aktív eszköz (van IP címe)</text:p>
        </text:list-item>
        <text:list-item>
          <text:p text:style-name="P212">switch<text:tab/>Switch</text:p>
        </text:list-item>
        <text:list-item>
          <text:p text:style-name="P212">hub<text:tab/>Passzív HUB</text:p>
        </text:list-item>
        <text:list-item>
          <text:p text:style-name="P212">virtual<text:tab/>Virtuális eszközhöz</text:p>
        </text:list-item>
        <text:list-item>
          <text:p text:style-name="P212">snmp<text:tab/>SNMP képes aktív eszköz</text:p>
        </text:list-item>
        <text:list-item>
          <text:p text:style-name="P212">converter</text:p>
        </text:list-item>
        <text:list-item>
          <text:p text:style-name="P212">printer</text:p>
        </text:list-item>
        <text:list-item>
          <text:p text:style-name="P212">gateway</text:p>
        </text:list-item>
        <text:list-item>
          <text:p text:style-name="P212">ap</text:p>
        </text:list-item>
        <text:list-item>
          <text:p text:style-name="P212">workstation</text:p>
        </text:list-item>
        <text:list-item>
          <text:p text:style-name="P212">device</text:p>
        </text:list-item>
        <text:list-item>
          <text:p text:style-name="P212">controller</text:p>
        </text:list-item>
        <text:list-item>
          <text:p text:style-name="P212"><text:soft-page-break/>ups<text:tab/>Szünetmentes táp</text:p>
        </text:list-item>
      </text:list>
      <text:p text:style-name="P61">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1801611938" text:style-name="L14">
        <text:list-item>
          <text:p text:style-name="P163"><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63"><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63"><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6"><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67"><text:span text:style-name="T72">SERIAL NUMBER</text:span> <text:span text:style-name="T2">&lt;string&gt;</text:span><text:span text:style-name="T72">;</text:span><text:line-break/>Széria szám megadása. Nem kötelező, de ha megadtuk, akkor egyedinek kell lennie.</text:p>
        </text:list-item>
        <text:list-item>
          <text:p text:style-name="P167"><text:span text:style-name="T72">INVENTORY NUMBER</text:span> <text:span text:style-name="T2">&lt;string&gt;</text:span><text:span text:style-name="T72">;</text:span><text:line-break/>Leltári szám megadása. Nem kötelező, de ha megadtuk, akkor egyedinek kell lennie.</text:p>
        </text:list-item>
        <text:list-item>
          <text:p text:style-name="P163"><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63"><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text:span></text:p>
        </text:list-item>
        <text:list-item>
          <text:p text:style-name="P163"><text:soft-page-break/><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68"><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68"><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68"><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63"><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64"><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64"><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66"><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62">Csak aktív eszköz esetén magadható paraméterek:</text:p>
      <text:list xml:id="list164223947484352" text:continue-numbering="true" text:style-name="L14">
        <text:list-item>
          <text:p text:style-name="P163"><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237">sensor<text:tab/>Sensor port</text:p>
            </text:list-item>
            <text:list-item>
              <text:p text:style-name="P237">rs485<text:tab/>RS-485 Serial bus interface</text:p>
            </text:list-item>
            <text:list-item>
              <text:p text:style-name="P237">iic<text:tab/>IIC Serial bus interface</text:p>
            </text:list-item>
            <text:list-item>
              <text:p text:style-name="P238">eport<text:tab/>Ethernet, nem menedzselhető.</text:p>
            </text:list-item>
            <text:list-item>
              <text:p text:style-name="P237">ethernet<text:tab/>Ethernet Interface (UTP)</text:p>
            </text:list-item>
            <text:list-item>
              <text:p text:style-name="P237">veth<text:tab/>Virtuális ethernet</text:p>
            </text:list-item>
            <text:list-item>
              <text:p text:style-name="P237">wireless<text:tab/>Wireless ethernet interface</text:p>
            </text:list-item>
            <text:list-item>
              <text:p text:style-name="P237">ppp<text:tab/>Point to Point protcol interface</text:p>
            </text:list-item>
            <text:list-item>
              <text:p text:style-name="P237">softwareloopback<text:tab/>Software loopback interface</text:p>
            </text:list-item>
            <text:list-item>
              <text:p text:style-name="P237">rs232<text:tab/>RS232 Interface</text:p>
            </text:list-item>
            <text:list-item>
              <text:p text:style-name="P237">virtual<text:tab/>Vlan interfész</text:p>
            </text:list-item>
            <text:list-item>
              <text:p text:style-name="P237">multiplexor<text:tab/>Trunk</text:p>
            </text:list-item>
            <text:list-item>
              <text:p text:style-name="P237">adsl<text:tab/>Asymmetric Digital Subscriber Loop</text:p>
            </text:list-item>
            <text:list-item>
              <text:p text:style-name="P237">tunnel<text:tab/>Encapsulation interface</text:p>
            </text:list-item>
            <text:list-item>
              <text:p text:style-name="P237">digitalPowerline<text:tab/>IP over Power Lines</text:p>
            </text:list-item>
            <text:list-item>
              <text:p text:style-name="P237">usb<text:tab/>USB Interface</text:p>
            </text:list-item>
          </text:list>
          <text:p text:style-name="P163">A lista bővíthető, de magát lista bővítést az import nem támogatja.<text:line-break/>Az ip hivatkozás a következőképpen nézhet ki:</text:p>
          <text:list text:continue-numbering="true">
            <text:list-item>
              <text:p text:style-name="P169"><text:span text:style-name="T2">&lt;ip cím&gt; [</text:span><text:span text:style-name="T101">/</text:span><text:span text:style-name="T2">&lt;ip typus&gt;</text:span>]<text:tab/>Az ip cím megadása az opcionális típussal</text:p>
            </text:list-item>
            <text:list-item>
              <text:p text:style-name="P169"><text:span text:style-name="T72">DINAMIC<text:tab/></text:span>Dinamikus ip cím, a cím nem ismert.</text:p>
            </text:list-item>
            <text:list-item>
              <text:p text:style-name="P169"><text:span text:style-name="T72">NULL<text:tab/></text:span>Dinamikus ip cím, a cím nem ismert.</text:p>
            </text:list-item>
            <text:list-item>
              <text:p text:style-name="P169"><text:span text:style-name="T72">ARP<text:tab/></text:span>Az ip cím a mac alapján a lekérdezett ARP táblákból.</text:p>
            </text:list-item>
          </text:list>
          <text:p text:style-name="P163">A mac cím hivatkozás a következőképpen nézhet ki:</text:p>
          <text:list text:continue-numbering="true">
            <text:list-item>
              <text:p text:style-name="P170"><text:span text:style-name="T2">&lt;mac cím&gt;<text:tab/></text:span>A mac cím közvetlen megadása.</text:p>
            </text:list-item>
            <text:list-item>
              <text:p text:style-name="P138">MAC(<text:span text:style-name="T17">&lt;string kifejezés&gt;</text:span>)<text:tab/><text:span text:style-name="T137">A string kifejezést mac-címmé konvertálja.</text:span></text:p>
            </text:list-item>
            <text:list-item>
              <text:p text:style-name="P170"><text:span text:style-name="T72">ARP<text:tab/></text:span>A mac cím az ip alapján a lekérdezett ARP táblákból.</text:p>
            </text:list-item>
            <text:list-item>
              <text:p text:style-name="P170"><text:span text:style-name="T72">NULL<text:tab/></text:span>Nincs megadva mac cím.</text:p>
            </text:list-item>
            <text:list-item>
              <text:p text:style-name="P170"><text:span text:style-name="T72">&lt;@</text:span><text:tab/>Az előző hivatkozott porttal azonos mac cím.</text:p>
            </text:list-item>
            <text:list-item>
              <text:p text:style-name="P170"><text:soft-page-break/><text:span text:style-name="T72">&lt;</text:span><text:span text:style-name="T2">&lt;port index&gt;</text:span><text:tab/>A megadott indexű porttal azonos mac cím.</text:p>
            </text:list-item>
          </text:list>
        </text:list-item>
        <text:list-item>
          <text:p text:style-name="P165"><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63"><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63">&lt;vlan&gt;<text:tab/>Egy létező vlan neve</text:p>
            </text:list-item>
            <text:list-item>
              <text:p text:style-name="P163">&lt;típus&gt;<text:tab/>Összerendelés vagy viszony típusa:</text:p>
              <text:list>
                <text:list-item>
                  <text:p text:style-name="P171">no<text:tab/>Nincs hozzárendelés.</text:p>
                </text:list-item>
                <text:list-item>
                  <text:p text:style-name="P171">unknown<text:tab/>Ismeretlen</text:p>
                </text:list-item>
                <text:list-item>
                  <text:p text:style-name="P171">forbidden<text:tab/>Tiltott</text:p>
                </text:list-item>
                <text:list-item>
                  <text:p text:style-name="P171">autó<text:tab/>Automatikus</text:p>
                </text:list-item>
                <text:list-item>
                  <text:p text:style-name="P171">tagged<text:tab/>cimkézett</text:p>
                </text:list-item>
                <text:list-item>
                  <text:p text:style-name="P171">untagged<text:tab/>nem cimkézett</text:p>
                </text:list-item>
                <text:list-item>
                  <text:p text:style-name="P171">virtual</text:p>
                </text:list-item>
                <text:list-item>
                  <text:p text:style-name="P171">hard<text:tab/>nem logikailag összerendelt (logikailag egyenértékű au. mint az untagged) alapértelmezett</text:p>
                </text:list-item>
              </text:list>
            </text:list-item>
            <text:list-item>
              <text:p text:style-name="P163"><text:span text:style-name="T58">&lt;beállítás típusa&gt;<text:tab/></text:span>Az összerendelés forrását adja meg.</text:p>
              <text:list>
                <text:list-item>
                  <text:p text:style-name="P163">auto<text:tab/>aut<text:span text:style-name="T175">o</text:span>matikus.</text:p>
                </text:list-item>
                <text:list-item>
                  <text:p text:style-name="P163">query<text:tab/>Az összerendelés egy lekérdezés eredménye.</text:p>
                </text:list-item>
                <text:list-item>
                  <text:p text:style-name="P163">manual<text:tab/>Az összerendelés manuálisan történt (ez az alapértelmezés)</text:p>
                </text:list-item>
              </text:list>
            </text:list-item>
          </text:list>
        </text:list-item>
        <text:list-item>
          <text:p text:style-name="P165"><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63"><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63"><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7">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oft-page-break/><text:span text:style-name="T207">NODE</text:span> <text:span text:style-name="T207">(snmp)</text:span> SWITCH "sw1.xyz.local" LOOKUP ARP "Switch 1." { PORTS BY SNMP; }</text:p>
      <text:h text:style-name="P121" text:outline-level="4"><text:bookmark-start text:name="__RefHeading___Toc17196_2644024312"/>IFTYPE port típusok<text:bookmark-end text:name="__RefHeading___Toc17196_2644024312"/></text:h>
      <text:p text:style-name="P89">A fentebb már említett port típusokat leíró objektumok. Az alap objektum definíciója:</text:p>
      <text:p text:style-name="P89"><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9">Vagy amikor csak egy másik (pl. elavult) IANA ID-hez rendelnénk egy másik IFTYPE rekordot:</text:p>
      <text:p text:style-name="P89"><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9">Ahol:</text:p>
      <text:list xml:id="list2464182412" text:style-name="L15">
        <text:list-item>
          <text:p text:style-name="P172"><text:span text:style-name="T2">&lt;név&gt;</text:span><text:tab/>A típus (rekord) neve.</text:p>
        </text:list-item>
        <text:list-item>
          <text:p text:style-name="P172"><text:span text:style-name="T2">&lt;leírás&gt;</text:span><text:tab/>Opcionális leírás ill. megjegyzés.</text:p>
        </text:list-item>
        <text:list-item>
          <text:p text:style-name="P172"><text:span text:style-name="T2">&lt;iana_id&gt;</text:span><text:tab/>IANA id, A típusra ezt az értéket adja vissza egy SNMP lekérdezés.</text:p>
        </text:list-item>
        <text:list-item>
          <text:p text:style-name="P172"><text:span text:style-name="T2">&lt;obj.typus&gt;</text:span><text:tab/>A port típusnál lehetséges rekord típus nevek a lanview2 rendszerben:</text:p>
          <text:list>
            <text:list-item>
              <text:p text:style-name="P173">pport<text:tab/>patch port</text:p>
            </text:list-item>
            <text:list-item>
              <text:p text:style-name="P173">nport<text:tab/>passzív port</text:p>
            </text:list-item>
            <text:list-item>
              <text:p text:style-name="P173">interface<text:tab/>aktív port vagy interfész</text:p>
            </text:list-item>
            <text:list-item>
              <text:p text:style-name="P173">unknown<text:tab/>ismeretlen.</text:p>
            </text:list-item>
          </text:list>
        </text:list-item>
        <text:list-item>
          <text:p text:style-name="P173"><text:span text:style-name="T2">&lt;link type&gt;</text:span><text:tab/>A típusnál alkalmazható link (kapcsolódás) típusa.</text:p>
          <text:list>
            <text:list-item>
              <text:p text:style-name="P173">ptp<text:tab/>pont – pont</text:p>
            </text:list-item>
            <text:list-item>
              <text:p text:style-name="P173">bus<text:tab/>busz</text:p>
            </text:list-item>
            <text:list-item>
              <text:p text:style-name="P173">patch<text:tab/>elő és hátlapi</text:p>
            </text:list-item>
            <text:list-item>
              <text:p text:style-name="P173">logical<text:tab/>nincs fizikai kapcsolata</text:p>
            </text:list-item>
            <text:list-item>
              <text:p text:style-name="P173">wireles<text:tab/>nincs fizikai kapcsolata</text:p>
            </text:list-item>
            <text:list-item>
              <text:p text:style-name="P173">unknown<text:tab/>ismeretlen</text:p>
            </text:list-item>
          </text:list>
        </text:list-item>
      </text:list>
      <text:p text:style-name="P90"/>
      <text:p text:style-name="P90"/>
      <text:p text:style-name="P89"/>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3">Szintén nem engedi meg az adatbázis logika hurkok létrehozását. Az adatbázis logika a fizikai kapcsolatok módosításával egy időben aktualizálja a logikai topológiát (ill. annak a fizikaiból levezethető változatát).</text:p>
      <text:p text:style-name="P111">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text:soft-page-break/>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text:soft-page-break/>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64223667833590" text:continue-list="list164224534516944" text:style-name="List_20_1">
        <text:list-item>
          <text:p text:style-name="P127"><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27"><text:span text:style-name="T101">COMMAND</text:span><text:span text:style-name="T119"> </text:span><text:span text:style-name="T17">&lt;string&gt;</text:span><text:span text:style-name="T101">;<text:line-break/></text:span>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39"><text:span text:style-name="T120">FEATURES</text:span><text:span text:style-name="T119"> </text:span><text:span text:style-name="T17">&lt;sring&gt;</text:span><text:span text:style-name="T119"> ;</text:span></text:p>
          <text:p text:style-name="P127">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28"><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74"><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2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75"><text:span text:style-name="T72">TYPE</text:span> <text:span text:style-name="T2">&lt;név&gt;</text:span><text:span text:style-name="T72">;</text:span></text:p>
        </text:list-item>
        <text:list-item>
          <text:p text:style-name="P175"><text:span text:style-name="T17">[&lt;logikai érték&gt;]</text:span><text:span text:style-name="T72">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192">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64223891328250" text:continue-numbering="true" text:style-name="List_20_1">
        <text:list-item>
          <text:p text:style-name="P127"><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29"><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27"><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27"><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27"><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27"><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text:span><text:soft-page-break/><text:span text:style-name="T123">egy host-ra akkor a legkritikusabb fog érvényesülni. Az alapértelmezés hamis.</text:span></text:p>
        </text:list-item>
        <text:list-item>
          <text:p text:style-name="P127"><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6"><text:span text:style-name="T72">MAX CHECK ATTEMPTS</text:span> <text:span text:style-name="T2">&lt;szám&gt;</text:span><text:span text:style-name="T72">;</text:span><text:line-break/>A Nagios-ból kölcsönzött paraméter, hasonló jelentéssel.</text:p>
        </text:list-item>
        <text:list-item>
          <text:p text:style-name="P127"><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7"><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7"><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27"><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27"><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2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6">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122" text:outline-level="4"><text:bookmark-start text:name="__RefHeading___Toc17206_2644024312"/>Szolgáltatáspéldányok változói<text:bookmark-end text:name="__RefHeading___Toc17206_2644024312"/></text:h>
      <text:p text:style-name="P76">Egy szolgáltatáspéldány változóinak tárolására szol<text:span text:style-name="T228">g</text:span>áló objektumok.</text:p>
      <text:h text:style-name="P225"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7">A paraméterek:</text:p>
      <text:list xml:id="list374493306" text:style-name="L16">
        <text:list-item>
          <text:p text:style-name="P214"><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199"><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200"><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200"><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199"><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101">Az adat értelmezését meghatározó altípus lehetséges értékei, ha megadjuk (nem kulcsszavak) az értékek azonosak, mint az RRDTOOLS rendszernél megadható adat típusok:</text:p>
      <text:list xml:id="list1725473857" text:style-name="L17">
        <text:list-item>
          <text:p text:style-name="P256"><text:soft-page-break/>GAUGE</text:p>
        </text:list-item>
        <text:list-item>
          <text:p text:style-name="P256">COUNTER</text:p>
        </text:list-item>
        <text:list-item>
          <text:p text:style-name="P256">DCOUNTER</text:p>
        </text:list-item>
        <text:list-item>
          <text:p text:style-name="P256">DERIVE</text:p>
        </text:list-item>
        <text:list-item>
          <text:p text:style-name="P256">DDERIVE</text:p>
        </text:list-item>
        <text:list-item>
          <text:p text:style-name="P256">ABSOLUTE</text:p>
        </text:list-item>
        <text:list-item>
          <text:p text:style-name="P256">COMPUTE</text:p>
        </text:list-item>
      </text:list>
      <text:p text:style-name="P78">A &lt;felt.típus&gt; értékek a lanview2 által kezelt SQL szűrési típusok:</text:p>
      <text:list xml:id="list191381087" text:style-name="L18">
        <text:list-item>
          <text:p text:style-name="P201"><text:span text:style-name="T37">[</text:span><text:span text:style-name="T211">not</text:span><text:span text:style-name="T11">]</text:span>begin</text:p>
        </text:list-item>
        <text:list-item>
          <text:p text:style-name="P201"><text:span text:style-name="T37">[</text:span><text:span text:style-name="T211">not</text:span><text:span text:style-name="T11">]</text:span>like</text:p>
        </text:list-item>
        <text:list-item>
          <text:p text:style-name="P201"><text:span text:style-name="T37">[</text:span><text:span text:style-name="T211">not</text:span><text:span text:style-name="T11">]</text:span>similar</text:p>
        </text:list-item>
        <text:list-item>
          <text:p text:style-name="P201"><text:span text:style-name="T37">[</text:span><text:span text:style-name="T211">not</text:span><text:span text:style-name="T11">]</text:span>regexp</text:p>
        </text:list-item>
        <text:list-item>
          <text:p text:style-name="P201"><text:span text:style-name="T37">[</text:span><text:span text:style-name="T211">not</text:span><text:span text:style-name="T11">]</text:span>regexpi</text:p>
        </text:list-item>
        <text:list-item>
          <text:p text:style-name="P202">big</text:p>
        </text:list-item>
        <text:list-item>
          <text:p text:style-name="P201">litle</text:p>
        </text:list-item>
        <text:list-item>
          <text:p text:style-name="P201"><text:span text:style-name="T37">[</text:span><text:span text:style-name="T211">not</text:span><text:span text:style-name="T11">]</text:span>interval</text:p>
        </text:list-item>
        <text:list-item>
          <text:p text:style-name="P202">proc</text:p>
        </text:list-item>
        <text:list-item>
          <text:p text:style-name="P202">SQL</text:p>
        </text:list-item>
        <text:list-item>
          <text:p text:style-name="P203">boolean</text:p>
        </text:list-item>
      </text:list>
      <text:p text:style-name="P78"/>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3867552075" text:style-name="L19">
        <text:list-item>
          <text:p text:style-name="P204"><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04"><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77"><text:span text:style-name="T72">TABLE TITLE</text:span> <text:span text:style-name="T2">&lt;string </text:span><text:span text:style-name="T7">lista</text:span><text:span text:style-name="T2">&gt;</text:span> <text:span text:style-name="T72">;</text:span></text:p>
          <text:p text:style-name="P185">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1987979648" text:style-name="L20">
        <text:list-item>
          <text:list>
            <text:list-item>
              <text:p text:style-name="P186">A táblázat címsora.</text:p>
            </text:list-item>
            <text:list-item>
              <text:p text:style-name="P187">Egy rekordot megjelenítő dialógus címsora. Ha szöveg helyett egy „@” karaktert adunk meg (vagy csak egy „@” karaktert tartalmazó szöveget), akkor azonos az előző címmel. </text:p>
            </text:list-item>
            <text:list-item>
              <text:p text:style-name="P187">Ha az egy rekordot megjelenítő dialógusban több fül van (öröklődés miatt), akkor a típushoz tartozó fül címe. Ha „@” van megadva, akkor az előzővel azonos.</text:p>
            </text:list-item>
            <text:list-item>
              <text:p text:style-name="P187">Amennyiben a megjelenített mellék táblázat a fő táblához tartozó csoport, vagy csoport tag-ok megjelenítése, akkor a tag ill. tagja tábla címe.</text:p>
            </text:list-item>
            <text:list-item>
              <text:p text:style-name="P187">Amennyiben a megjelenített mellék táblázat a fő táblához tartozó csoport, vagy csoport tag-ok megjelenítése, akkor a nem tag ill. nem tagja tábla címe.</text:p>
            </text:list-item>
          </text:list>
        </text:list-item>
      </text:list>
      <text:list xml:id="list164223941674723" text:continue-list="list3867552075" text:style-name="L19">
        <text:list-item>
          <text:p text:style-name="P177"><text:soft-page-break/><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77"><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8">simple<text:tab/>Egyszerű tábla</text:p>
            </text:list-item>
            <text:list-item>
              <text:p text:style-name="P188">tree<text:tab/>Fa típusú megjelenítés</text:p>
            </text:list-item>
            <text:list-item>
              <text:p text:style-name="P188">bare<text:tab/>Nincs fejléc <text:span text:style-name="T215">és</text:span> címsor.</text:p>
            </text:list-item>
            <text:list-item>
              <text:p text:style-name="P188">owner<text:tab/>Mellék táblák tartoznak hozzá. Meg kell adni a <text:span text:style-name="T72">RIGHT SHAPE</text:span> kulcsszavakkal az altáblát, vagy altáblákat.</text:p>
            </text:list-item>
            <text:list-item>
              <text:p text:style-name="P188">child<text:tab/>Mellék tábla, nem kötelező megadni, de ha megadjuk, akkor csak altáblaként jeleníthető meg.</text:p>
            </text:list-item>
            <text:list-item>
              <text:p text:style-name="P188">link<text:tab/>Linkek megjelenítése.</text:p>
            </text:list-item>
            <text:list-item>
              <text:p text:style-name="P188">dialog<text:tab/>Leíró csak a dialógus megjelenítéséhez, táblázathoz nem használható.</text:p>
            </text:list-item>
            <text:list-item>
              <text:p text:style-name="P188">table<text:tab/>Leíró csak táblázat megjelenítéséhez, dialógushoz nem használható.</text:p>
            </text:list-item>
            <text:list-item>
              <text:p text:style-name="P189">member<text:tab/><text:span text:style-name="T215">A megjelenített tábla elemei csoport tagok, a jobb oldalon a csoport rekordok lesznek megjelenítve.</text:span></text:p>
            </text:list-item>
            <text:list-item>
              <text:p text:style-name="P190">group <text:s text:c="6"/>A megjelenített tábla elemei csoportok, jobboldalon a csoport tagjai.</text:p>
            </text:list-item>
            <text:list-item>
              <text:p text:style-name="P190">read_only <text:s text:c="2"/>Nem modosítható.</text:p>
            </text:list-item>
          </text:list>
        </text:list-item>
        <text:list-item>
          <text:p text:style-name="P177"><text:span text:style-name="T72">TABLE READ ONLY</text:span> [&lt;<text:span text:style-name="T2">flag</text:span>&gt;] ;</text:p>
        </text:list-item>
        <text:list-item>
          <text:p text:style-name="P177"><text:span text:style-name="T72">TABLE </text:span><text:span text:style-name="T84">FEATURES</text:span> <text:span text:style-name="T2">&lt;string&gt;</text:span> <text:span text:style-name="T72">;</text:span></text:p>
        </text:list-item>
        <text:list-item>
          <text:p text:style-name="P178"><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84"><text:span text:style-name="T72">REFINE</text:span> <text:span text:style-name="T2">&lt;string&gt;</text:span> <text:span text:style-name="T72">;<text:line-break/></text:span><text:span text:style-name="T217">Egy opcionális szűrési SQL feltétel.</text:span></text:p>
        </text:list-item>
        <text:list-item>
          <text:p text:style-name="P179"><text:span text:style-name="T72">INHERIT TYPE</text:span> <text:span text:style-name="T2">&lt;típus&gt;</text:span> <text:span text:style-name="T72">;<text:line-break/></text:span><text:span text:style-name="T217">Öröklési viszonyok kezelése:</text:span></text:p>
          <text:list>
            <text:list-item>
              <text:p text:style-name="P191">no<text:tab/>Nincs leszármazott</text:p>
            </text:list-item>
            <text:list-item>
              <text:p text:style-name="P191">only<text:tab/>Vannak leszármazottak, de azokat nem jelenítjük meg</text:p>
            </text:list-item>
            <text:list-item>
              <text:p text:style-name="P191">on<text:tab/>A leszármazottakat is meg kell jeleníteni</text:p>
            </text:list-item>
            <text:list-item>
              <text:p text:style-name="P191">all<text:tab/>Az ősök és leszármazottak kell megjeleníteni</text:p>
            </text:list-item>
            <text:list-item>
              <text:p text:style-name="P191">reverse<text:tab/>Az ősöket is meg kell jeleníteni</text:p>
            </text:list-item>
            <text:list-item>
              <text:p text:style-name="P191">listed <text:tab/>Csak a felsorolt leszármazottak megjelenítése</text:p>
            </text:list-item>
            <text:list-item>
              <text:p text:style-name="P191">listed_rev Csak a felsorolt ősök megjelenítése</text:p>
            </text:list-item>
            <text:list-item>
              <text:p text:style-name="P191">listed_all<text:tab/>Csak a felsorolt leszármazottak és ősök megjelenítése</text:p>
            </text:list-item>
          </text:list>
        </text:list-item>
        <text:list-item>
          <text:p text:style-name="P177"><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77"><text:span text:style-name="T72">VIEW RIGHTS</text:span> <text:span text:style-name="T2">&lt;jog&gt;</text:span> <text:span text:style-name="T72">;<text:line-break/></text:span><text:span text:style-name="T214">Minimális jogosultsági szint a tábla megjelenítéséhez.</text:span></text:p>
        </text:list-item>
        <text:list-item>
          <text:p text:style-name="P178"><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78"><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78"><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192"><text:span text:style-name="T72">AUTO REFRESH</text:span> <text:span text:style-name="T2">&lt;interval&gt;</text:span><text:span text:style-name="T72">;</text:span><text:line-break/><text:span text:style-name="T218">Automatikus frissítés időintervalluma.</text:span></text:p>
        </text:list-item>
        <text:list-item>
          <text:p text:style-name="P193"><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193"><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94"><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77"><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80"><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81"><text:soft-page-break/><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608663892" text:style-name="L21">
        <text:list-item>
          <text:list>
            <text:list-item>
              <text:p text:style-name="P195">Oszlop címsora a táblázatos megjelenítésnél.</text:p>
            </text:list-item>
            <text:list-item>
              <text:p text:style-name="P195">A mező címke a rekord dialógusban. Ha a „@” lett megadva, akkor azonos az előzővel.</text:p>
            </text:list-item>
          </text:list>
        </text:list-item>
      </text:list>
      <text:list xml:id="list164224243153194" text:continue-list="list164223941674723" text:style-name="L19">
        <text:list-item>
          <text:p text:style-name="P177"><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77"><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77"><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77"><text:span text:style-name="T72">FIELD</text:span> <text:span text:style-name="T2">&lt;megjelenítendő mező név&gt;</text:span> <text:span text:style-name="T72">DEFAULT</text:span> <text:span text:style-name="T72">VALUE</text:span> <text:span text:style-name="T2">&lt;string&gt;</text:span> <text:span text:style-name="T72">;</text:span><text:line-break/><text:span text:style-name="T221">A mező alapértelmezett értéke.</text:span></text:p>
        </text:list-item>
        <text:list-item>
          <text:p text:style-name="P177"><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82"><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196">table_hide<text:tab/>A táblázatos megjelenítésnél a mező rejtett.</text:p>
            </text:list-item>
            <text:list-item>
              <text:p text:style-name="P196">dialog_hide<text:tab/>A dialógusban a mező rejtett</text:p>
            </text:list-item>
            <text:list-item>
              <text:p text:style-name="P196">read_only<text:tab/>A mező nem szerkeszthető (Megadható a „<text:span text:style-name="T72">FIELD</text:span> … <text:span text:style-name="T72">READ ONLY</text:span> …<text:span text:style-name="T72">;</text:span>” parancsal is.</text:p>
            </text:list-item>
            <text:list-item>
              <text:p text:style-name="P196">passwd<text:tab/><text:tab/>A mező egy jelszó (tart<text:span text:style-name="T225">a</text:span>lma rejtett)</text:p>
            </text:list-item>
            <text:list-item>
              <text:p text:style-name="P196">huge<text:tab/><text:tab/>A TEXT típusú mező több soros <text:span text:style-name="T225">megjelenítése a dialógusban.</text:span></text:p>
            </text:list-item>
            <text:list-item>
              <text:p text:style-name="P215">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196">bg_color<text:tab/><text:tab/>Háttér szín beállítása enum_vals szerint.</text:p>
            </text:list-item>
            <text:list-item>
              <text:p text:style-name="P196">fg_color<text:tab/><text:tab/>Karakter szín beállítása enum_vals szerint.</text:p>
            </text:list-item>
            <text:list-item>
              <text:p text:style-name="P196">font<text:tab/><text:tab/>Font beállítása enum_vals szerint.</text:p>
            </text:list-item>
            <text:list-item>
              <text:p text:style-name="P196">tool_tip<text:tab/><text:tab/>Tool tip beállítása enum_vals szerint.</text:p>
            </text:list-item>
          </text:list>
        </text:list-item>
        <text:list-item>
          <text:p text:style-name="P177"><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83"><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7">no<text:tab/>Nincs rendezés.</text:p>
            </text:list-item>
            <text:list-item>
              <text:p text:style-name="P197">asc<text:tab/>Növekvő sorrend.</text:p>
            </text:list-item>
            <text:list-item>
              <text:p text:style-name="P197">desc<text:tab/>Csökkenő sorrend.</text:p>
            </text:list-item>
          </text:list>
        </text:list-item>
        <text:list-item>
          <text:p text:style-name="P177"><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6">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oft-page-break/><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123" text:outline-level="4"><text:bookmark-start text:name="__RefHeading___Toc17216_2644024312"/>Menük<text:bookmark-end text:name="__RefHeading___Toc17216_2644024312"/></text:h>
      <text:p text:style-name="P46"/>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6">&lt;paraméterek&gt;</text:p>
      <text:list xml:id="list2514589813" text:style-name="L22">
        <text:list-item>
          <text:p text:style-name="P140"><text:span text:style-name="T119">TITLE </text:span><text:span text:style-name="T17">&lt;címek&gt;</text:span><text:span text:style-name="T119">;</text:span></text:p>
        </text:list-item>
        <text:list-item>
          <text:p text:style-name="P140"><text:span text:style-name="T119">RIGHTS </text:span><text:span text:style-name="T17">&lt;jog&gt;</text:span><text:span text:style-name="T119">;</text:span></text:p>
        </text:list-item>
        <text:list-item>
          <text:p text:style-name="P141"><text:span text:style-name="T119">TOOL TIP </text:span><text:span text:style-name="T17">&lt;string&gt;</text:span><text:span text:style-name="T119"> ;</text:span></text:p>
        </text:list-item>
        <text:list-item>
          <text:p text:style-name="P141"><text:span text:style-name="T119">WHATS THIS </text:span><text:span text:style-name="T17">&lt;string&gt;</text:span><text:span text:style-name="T119"> ;</text:span></text:p>
          <text:p text:style-name="P198"/>
        </text:list-item>
      </text:list>
      <text:p text:style-name="P48">&lt;menu elemek&gt;</text:p>
      <text:list xml:id="list3443720430" text:style-name="L23">
        <text:list-item>
          <text:p text:style-name="P142"><text:span text:style-name="T17">&lt;menü&gt;</text:span> MENU { <text:span text:style-name="T17">[&lt;paraméterek&gt;]</text:span> <text:span text:style-name="T17">&lt;menu elemek&gt;</text:span> }</text:p>
          <text:p text:style-name="P206">A menüponthoz almenük tartoznak.</text:p>
        </text:list-item>
        <text:list-item>
          <text:p text:style-name="P205"><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06">Egy táblázat megjelenítése, ahol a <text:span text:style-name="T2">&lt;shape név&gt;a táblázat megjelenítéséért felelős leíró neve.</text:span></text:p>
        </text:list-item>
        <text:list-item>
          <text:p text:style-name="P205"><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06">A menüponthoz egy parancs van rendelve. A jelenleg megadható parancsok:</text:p>
          <text:list>
            <text:list-item>
              <text:p text:style-name="P207">exit<text:tab/>Kilépés a GUI programból.</text:p>
            </text:list-item>
            <text:list-item>
              <text:p text:style-name="P207">restart<text:tab/>A GUI program újraindítása.</text:p>
            </text:list-item>
            <text:list-item>
              <text:p text:style-name="P207">tabs<text:tab/>Az al ablakok tab-os megjelenítése.</text:p>
            </text:list-item>
            <text:list-item>
              <text:p text:style-name="P207">windows<text:tab/>Az al ablakos megjelenítés.</text:p>
            </text:list-item>
            <text:list-item>
              <text:p text:style-name="P207">close<text:tab/>Az összes al ablak illetve tab bezárása.</text:p>
            </text:list-item>
            <text:list-item>
              <text:p text:style-name="P207">zone<text:tab/>Az aktuális zóna modosítása.</text:p>
            </text:list-item>
          </text:list>
        </text:list-item>
        <text:list-item>
          <text:p text:style-name="P205"><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16"><text:span text:style-name="T123">setup<text:tab/></text:span><text:span text:style-name="T130">Program setup.</text:span></text:p>
            </text:list-item>
            <text:list-item>
              <text:p text:style-name="P217"><text:span text:style-name="T123">gsetup<text:tab/></text:span><text:span text:style-name="T130">A megjelenítési beállítások modosítása.</text:span></text:p>
            </text:list-item>
            <text:list-item>
              <text:p text:style-name="P217"><text:span text:style-name="T123">parser<text:tab/></text:span><text:span text:style-name="T130">Form az inport parser, és/vagy a lekérdezés fordítóhoz.</text:span></text:p>
            </text:list-item>
            <text:list-item>
              <text:p text:style-name="P218"><text:soft-page-break/>export<text:tab/></text:p>
            </text:list-item>
            <text:list-item>
              <text:p text:style-name="P217"><text:span text:style-name="T123">olalarm<text:tab/></text:span><text:span text:style-name="T130">Az on-line riasztások megjelenítése.</text:span></text:p>
            </text:list-item>
            <text:list-item>
              <text:p text:style-name="P217"><text:span text:style-name="T123">errcodes<text:tab/></text:span><text:span text:style-name="T130">A program hiba kód táblázat</text:span></text:p>
            </text:list-item>
            <text:list-item>
              <text:p text:style-name="P217"><text:span text:style-name="T123">hsop<text:tab/></text:span><text:span text:style-name="T130">Szolgáltatás példányok menipulációja, lekérdezése.</text:span></text:p>
            </text:list-item>
            <text:list-item>
              <text:p text:style-name="P217"><text:span text:style-name="T123">findmac<text:tab/></text:span><text:span text:style-name="T130">Ezsköz keresése az adatbázisban MAC vagy közvetve IP cím alapján, vagy közvetlenül a switch-ek címtábláiban.</text:span></text:p>
            </text:list-item>
            <text:list-item>
              <text:p text:style-name="P217"><text:span text:style-name="T123">workstation<text:tab/></text:span><text:span text:style-name="T130">Munkaállomás ill. egyszerübb hálózati eszköz felvétele, szerkesztése egy form-on (jelenleg nem működik).</text:span></text:p>
            </text:list-item>
            <text:list-item>
              <text:p text:style-name="P217"><text:span text:style-name="T123">deducepatch<text:tab/></text:span><text:span text:style-name="T130">Fali kábel felfedezése.</text:span></text:p>
            </text:list-item>
            <text:list-item>
              <text:p text:style-name="P219">snmpdquery<text:tab/>SNMP eszköz felvétele, vagy módosítása közvetlen SNMP lekérdezéssel.</text:p>
            </text:list-item>
            <text:list-item>
              <text:p text:style-name="P219">enumedit<text:tab/>Az enumerációs típusok, ill. az ahhoz kötődő megjelenítési beállítások szerkesztése.</text:p>
            </text:list-item>
          </text:list>
        </text:list-item>
      </text:list>
      <text:p text:style-name="Text_20_body"/>
      <text:h text:style-name="P239" text:outline-level="1"><text:bookmark-start text:name="__RefHeading___Toc18071_1433820861"/>Függelék<text:bookmark-end text:name="__RefHeading___Toc18071_1433820861"/></text:h>
      <text:h text:style-name="P226" text:outline-level="2"><text:bookmark-start text:name="__RefHeading___Toc18073_1433820861"/>Lista lekérése DHCP-n keresztüli fix IP címekhez<text:bookmark-end text:name="__RefHeading___Toc18073_1433820861"/></text:h>
      <text:p text:style-name="P97">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44">MACRO P </text:p>
      <text:p text:style-name="P45"><text:tab/>$P$</text:p>
      <text:p text:style-name="P45"><text:tab/><text:tab/>PRINT &amp;[</text:p>
      <text:p text:style-name="P44"><text:tab/><text:tab/><text:tab/><text:tab/>" host %1 { hardware ethernet %2; fixed-address 172.2<text:span text:style-name="T244">3</text:span>.<text:span text:style-name="T244">45</text:span>."</text:p>
      <text:p text:style-name="P44"><text:span text:style-name="T243"><text:tab/><text:tab/><text:tab/>+<text:tab/></text:span>STRING(#+d)</text:p>
      <text:p text:style-name="P44"><text:tab/><text:tab/><text:tab/>+<text:tab/>"; } "</text:p>
      <text:p text:style-name="P45"><text:tab/><text:tab/>];</text:p>
      <text:p text:style-name="P45"><text:tab/>$P$;</text:p>
      <text:p text:style-name="P45">STEP 2 FOR</text:p>
      <text:p text:style-name="P45"><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45"><text:tab/><text:tab/>ORDER BY node_name ASC"</text:p>
      <text:p text:style-name="P45"><text:tab/>,</text:p>
      <text:p text:style-name="P45"><text:tab/><text:tab/>"<text:span text:style-name="T244">office</text:span>-df47f%"</text:p>
      <text:p text:style-name="P45"><text:tab/>)</text:p>
      <text:p text:style-name="example"><text:tab/>DO MACRO P;</text:p>
      <text:p text:style-name="P98">A fenti kódsorokat a GUI-ban az Eszközök/Söveges import <text:span text:style-name="T246">menüpont</text:span>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98">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45">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45">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227"><text:a xlink:type="simple" xlink:href="#__RefHeading___Toc17140_2644024312" text:style-name="Index_20_Link" text:visited-style-name="Index_20_Link">A LanView2 import funkciója<text:tab/>1</text:a></text:p>
          <text:p text:style-name="P125"><text:a xlink:type="simple" xlink:href="#__RefHeading___Toc17142_2644024312" text:style-name="Index_20_Link" text:visited-style-name="Index_20_Link">Daemon mód<text:tab/>1</text:a></text:p>
          <text:p text:style-name="P125"><text:a xlink:type="simple" xlink:href="#__RefHeading___Toc17144_2644024312" text:style-name="Index_20_Link" text:visited-style-name="Index_20_Link">Hibakezelés<text:tab/>1</text:a></text:p>
          <text:p text:style-name="P125"><text:a xlink:type="simple" xlink:href="#__RefHeading___Toc17146_2644024312" text:style-name="Index_20_Link" text:visited-style-name="Index_20_Link">Az import szintaxisa<text:tab/>2</text:a></text:p>
          <text:p text:style-name="P124"><text:a xlink:type="simple" xlink:href="#__RefHeading___Toc17148_2644024312" text:style-name="Index_20_Link" text:visited-style-name="Index_20_Link">Kulcsszavak<text:tab/>2</text:a></text:p>
          <text:p text:style-name="P124"><text:a xlink:type="simple" xlink:href="#__RefHeading___Toc17150_2644024312" text:style-name="Index_20_Link" text:visited-style-name="Index_20_Link">Megjegyzések<text:tab/>2</text:a></text:p>
          <text:p text:style-name="P124"><text:a xlink:type="simple" xlink:href="#__RefHeading___Toc17152_2644024312" text:style-name="Index_20_Link" text:visited-style-name="Index_20_Link">Adatok<text:tab/>2</text:a></text:p>
          <text:p text:style-name="P240"><text:a xlink:type="simple" xlink:href="#__RefHeading___Toc17154_2644024312" text:style-name="Index_20_Link" text:visited-style-name="Index_20_Link">A „features” mező<text:tab/>5</text:a></text:p>
          <text:p text:style-name="P124"><text:a xlink:type="simple" xlink:href="#__RefHeading___Toc17156_2644024312" text:style-name="Index_20_Link" text:visited-style-name="Index_20_Link">Makrók<text:tab/>5</text:a></text:p>
          <text:p text:style-name="P124"><text:soft-page-break/><text:a xlink:type="simple" xlink:href="#__RefHeading___Toc17158_2644024312" text:style-name="Index_20_Link" text:visited-style-name="Index_20_Link">Vezérlés jellegű utasítások<text:tab/>6</text:a></text:p>
          <text:p text:style-name="P240"><text:a xlink:type="simple" xlink:href="#__RefHeading___Toc17160_2644024312" text:style-name="Index_20_Link" text:visited-style-name="Index_20_Link">Feltételes végrehajtás<text:tab/>6</text:a></text:p>
          <text:p text:style-name="P124"><text:a xlink:type="simple" xlink:href="#__RefHeading___Toc17162_2644024312" text:style-name="Index_20_Link" text:visited-style-name="Index_20_Link">Globális jelentésű kulcsszavak<text:tab/>6</text:a></text:p>
          <text:p text:style-name="P124"><text:a xlink:type="simple" xlink:href="#__RefHeading___Toc17164_2644024312" text:style-name="Index_20_Link" text:visited-style-name="Index_20_Link">Objektumok törlése<text:tab/>6</text:a></text:p>
          <text:p text:style-name="P124"><text:a xlink:type="simple" xlink:href="#__RefHeading___Toc17166_2644024312" text:style-name="Index_20_Link" text:visited-style-name="Index_20_Link">Lekérdezés jellegű funkciók<text:tab/>7</text:a></text:p>
          <text:p text:style-name="P124"><text:a xlink:type="simple" xlink:href="#__RefHeading___Toc17168_2644024312" text:style-name="Index_20_Link" text:visited-style-name="Index_20_Link">Adat mezők közvetlen elérése<text:tab/>8</text:a></text:p>
          <text:p text:style-name="P124"><text:a xlink:type="simple" xlink:href="#__RefHeading___Toc17170_2644024312" text:style-name="Index_20_Link" text:visited-style-name="Index_20_Link">Rendszer paraméterek<text:tab/>9</text:a></text:p>
          <text:p text:style-name="P240"><text:a xlink:type="simple" xlink:href="#__RefHeading___Toc17172_2644024312" text:style-name="Index_20_Link" text:visited-style-name="Index_20_Link">Paraméter típusok<text:tab/>9</text:a></text:p>
          <text:p text:style-name="P240"><text:a xlink:type="simple" xlink:href="#__RefHeading___Toc17174_2644024312" text:style-name="Index_20_Link" text:visited-style-name="Index_20_Link">Rendszer paraméter értékek<text:tab/>9</text:a></text:p>
          <text:p text:style-name="P124"><text:a xlink:type="simple" xlink:href="#__RefHeading___Toc17176_2644024312" text:style-name="Index_20_Link" text:visited-style-name="Index_20_Link">Objektum definíciók<text:tab/>9</text:a></text:p>
          <text:p text:style-name="P240"><text:a xlink:type="simple" xlink:href="#__RefHeading___Toc17178_2644024312" text:style-name="Index_20_Link" text:visited-style-name="Index_20_Link">Felhasználók<text:tab/>9</text:a></text:p>
          <text:p text:style-name="P240"><text:a xlink:type="simple" xlink:href="#__RefHeading___Toc17180_2644024312" text:style-name="Index_20_Link" text:visited-style-name="Index_20_Link">Felhasználói csoprtok<text:tab/>10</text:a></text:p>
          <text:p text:style-name="P240"><text:a xlink:type="simple" xlink:href="#__RefHeading___Toc17182_2644024312" text:style-name="Index_20_Link" text:visited-style-name="Index_20_Link">Idő intervallumok<text:tab/>10</text:a></text:p>
          <text:p text:style-name="P240"><text:a xlink:type="simple" xlink:href="#__RefHeading___Toc17184_2644024312" text:style-name="Index_20_Link" text:visited-style-name="Index_20_Link">VLAN-ok és szubnet-ek<text:tab/>10</text:a></text:p>
          <text:p text:style-name="P240"><text:a xlink:type="simple" xlink:href="#__RefHeading___Toc17186_2644024312" text:style-name="Index_20_Link" text:visited-style-name="Index_20_Link">Helyiségek/helyek definíciója<text:tab/>11</text:a></text:p>
          <text:p text:style-name="P240"><text:a xlink:type="simple" xlink:href="#__RefHeading___Toc17188_2644024312" text:style-name="Index_20_Link" text:visited-style-name="Index_20_Link">Bináris adatok (képek ill. térképek)<text:tab/>12</text:a></text:p>
          <text:p text:style-name="P240"><text:a xlink:type="simple" xlink:href="#__RefHeading___Toc17190_2644024312" text:style-name="Index_20_Link" text:visited-style-name="Index_20_Link">Patch panelek és fali csatlakozók<text:tab/>12</text:a></text:p>
          <text:p text:style-name="P117"><text:a xlink:type="simple" xlink:href="#__RefHeading___Toc17192_2644024312" text:style-name="Index_20_Link" text:visited-style-name="Index_20_Link">Pach panel és fali csatlakozó módosítása (update)<text:tab/>14</text:a></text:p>
          <text:p text:style-name="P240"><text:a xlink:type="simple" xlink:href="#__RefHeading___Toc17194_2644024312" text:style-name="Index_20_Link" text:visited-style-name="Index_20_Link">Aktív és nem aktív eszközök<text:tab/>14</text:a></text:p>
          <text:p text:style-name="P240"><text:a xlink:type="simple" xlink:href="#__RefHeading___Toc17196_2644024312" text:style-name="Index_20_Link" text:visited-style-name="Index_20_Link">IFTYPE port típusok<text:tab/>18</text:a></text:p>
          <text:p text:style-name="P240"><text:a xlink:type="simple" xlink:href="#__RefHeading___Toc17198_2644024312" text:style-name="Index_20_Link" text:visited-style-name="Index_20_Link">Fizikai topológia<text:tab/>18</text:a></text:p>
          <text:p text:style-name="P240"><text:a xlink:type="simple" xlink:href="#__RefHeading___Toc17200_2644024312" text:style-name="Index_20_Link" text:visited-style-name="Index_20_Link">Szolgáltatások<text:tab/>19</text:a></text:p>
          <text:p text:style-name="P126"><text:a xlink:type="simple" xlink:href="#__RefHeading___Toc17202_2644024312" text:style-name="Index_20_Link" text:visited-style-name="Index_20_Link">Példák<text:tab/>20</text:a></text:p>
          <text:p text:style-name="P240"><text:a xlink:type="simple" xlink:href="#__RefHeading___Toc17204_2644024312" text:style-name="Index_20_Link" text:visited-style-name="Index_20_Link">Szolgáltatás példányok<text:tab/>20</text:a></text:p>
          <text:p text:style-name="P240"><text:a xlink:type="simple" xlink:href="#__RefHeading___Toc17206_2644024312" text:style-name="Index_20_Link" text:visited-style-name="Index_20_Link">Szolgáltatáspéldányok változói<text:tab/>21</text:a></text:p>
          <text:p text:style-name="P117"><text:a xlink:type="simple" xlink:href="#__RefHeading___Toc17208_2644024312" text:style-name="Index_20_Link" text:visited-style-name="Index_20_Link">Változó típus leírók<text:tab/>21</text:a></text:p>
          <text:p text:style-name="P124"><text:a xlink:type="simple" xlink:href="#__RefHeading___Toc17210_2644024312" text:style-name="Index_20_Link" text:visited-style-name="Index_20_Link">Megjelenítés, GUI elemek<text:tab/>22</text:a></text:p>
          <text:p text:style-name="P240"><text:a xlink:type="simple" xlink:href="#__RefHeading___Toc17212_2644024312" text:style-name="Index_20_Link" text:visited-style-name="Index_20_Link">Enumerációs értékek<text:tab/>22</text:a></text:p>
          <text:p text:style-name="P240"><text:a xlink:type="simple" xlink:href="#__RefHeading___Toc17214_2644024312" text:style-name="Index_20_Link" text:visited-style-name="Index_20_Link">Adattáblák megjelenítését leíró objektumok<text:tab/>22</text:a></text:p>
          <text:p text:style-name="P240"><text:a xlink:type="simple" xlink:href="#__RefHeading___Toc17216_2644024312" text:style-name="Index_20_Link" text:visited-style-name="Index_20_Link">Menük<text:tab/>25</text:a></text:p>
          <text:p text:style-name="P227"><text:a xlink:type="simple" xlink:href="#__RefHeading___Toc18071_1433820861" text:style-name="Index_20_Link" text:visited-style-name="Index_20_Link">Függelék<text:tab/>26</text:a></text:p>
          <text:p text:style-name="P125"><text:a xlink:type="simple" xlink:href="#__RefHeading___Toc18073_1433820861" text:style-name="Index_20_Link" text:visited-style-name="Index_20_Link">Lista lekérése DHCP-n keresztüli fix IP címekhez<text:tab/>26</text:a></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ab-stops>
          <style:tab-stop style:position="0cm"/>
          <style:tab-stop style:position="0.4cm"/>
          <style:tab-stop style:position="0.801cm"/>
          <style:tab-stop style:position="1.199cm"/>
          <style:tab-stop style:position="1.6cm"/>
          <style:tab-stop style:position="2cm"/>
        </style:tab-stops>
      </style:paragraph-properties>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20-03-09T16:42:22.365954257">2020-03-09</text:date></text:p>
      </style:header>
      <style:footer>
        <text:p text:style-name="Footer"><text:tab/><text:page-number text:select-page="current">2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20-03-09T16:42:22.058170326</dc:date>
    <meta:editing-duration>P41DT1H13M46S</meta:editing-duration>
    <meta:editing-cycles>159</meta:editing-cycles>
    <meta:generator>LibreOffice/6.0.7.3$Linux_X86_64 LibreOffice_project/00m0$Build-3</meta:generator>
    <meta:printed-by>Csiki Ferenc</meta:printed-by>
    <meta:print-date>2012-10-26T09:04:37</meta:print-date>
    <meta:document-statistic meta:table-count="0" meta:image-count="0" meta:object-count="0" meta:page-count="27" meta:paragraph-count="1054" meta:word-count="12810" meta:character-count="86164" meta:non-whitespace-character-count="74219"/>
  </office:meta>
</office:document-meta>
</file>